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92000069D500000C9CFB3AD67ADFFCD3AE.wmf" manifest:media-type="image/x-wmf"/>
  <manifest:file-entry manifest:full-path="Pictures/200000B9000069D500000A21E4A252924ADBDC1E.wmf" manifest:media-type="image/x-wmf"/>
  <manifest:file-entry manifest:full-path="Pictures/200000B0000069D5000019521AEC1DE29AC50A2C.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6.928cm" fo:margin-left="-0.101cm" style:page-number="auto" fo:break-before="page" table:align="left" style:writing-mode="lr-tb"/>
    </style:style>
    <style:style style:name="Table1.A" style:family="table-column">
      <style:table-column-properties style:column-width="7.403cm"/>
    </style:style>
    <style:style style:name="Table1.B" style:family="table-column">
      <style:table-column-properties style:column-width="8.154cm"/>
    </style:style>
    <style:style style:name="Table1.C" style:family="table-column">
      <style:table-column-properties style:column-width="1.371cm"/>
    </style:style>
    <style:style style:name="Table1.1" style:family="table-row">
      <style:table-row-properties style:row-height="1.905cm" fo:keep-together="always"/>
    </style:style>
    <style:style style:name="Table1.A1" style:family="table-cell">
      <style:table-cell-properties style:vertical-align="top" fo:padding-left="0.101cm" fo:padding-right="0.101cm" fo:padding-top="0cm" fo:padding-bottom="0cm" fo:border="none" style:writing-mode="lr-tb"/>
    </style:style>
    <style:style style:name="Table1.2" style:family="table-row">
      <style:table-row-properties style:min-row-height="3.21cm" fo:keep-together="always"/>
    </style:style>
    <style:style style:name="Table1.3" style:family="table-row">
      <style:table-row-properties style:row-height="0.97cm" fo:keep-together="always"/>
    </style:style>
    <style:style style:name="Table1.4" style:family="table-row">
      <style:table-row-properties style:row-height="1.24cm" fo:keep-together="auto"/>
    </style:style>
    <style:style style:name="Table1.5" style:family="table-row">
      <style:table-row-properties fo:keep-together="auto"/>
    </style:style>
    <style:style style:name="Table1.C5" style:family="table-cell">
      <style:table-cell-properties fo:padding="0cm" fo:border="none"/>
    </style:style>
    <style:style style:name="Table2" style:family="table">
      <style:table-properties style:width="12.711cm" table:align="left" style:writing-mode="lr-tb"/>
    </style:style>
    <style:style style:name="Table2.A" style:family="table-column">
      <style:table-column-properties style:column-width="7.964cm"/>
    </style:style>
    <style:style style:name="Table2.B" style:family="table-column">
      <style:table-column-properties style:column-width="2.115cm"/>
    </style:style>
    <style:style style:name="Table2.C" style:family="table-column">
      <style:table-column-properties style:column-width="2.632cm"/>
    </style:style>
    <style:style style:name="Table2.1" style:family="table-row">
      <style:table-row-properties fo:keep-together="auto"/>
    </style:style>
    <style:style style:name="Table2.A1" style:family="table-cell">
      <style:table-cell-properties style:vertical-align="top" fo:background-color="#f3f3f3"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3f3f3"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01cm" fo:padding-right="0.101cm" fo:padding-top="0cm" fo:padding-bottom="0cm" fo:border="0.5pt solid #000000" style:writing-mode="lr-tb"/>
    </style:style>
    <style:style style:name="Table2.A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4"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01cm" fo:padding-right="0.101cm" fo:padding-top="0cm" fo:padding-bottom="0cm" fo:border="0.5pt solid #000000" style:writing-mode="lr-tb"/>
    </style:style>
    <style:style style:name="Table2.A5"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01cm" fo:padding-right="0.101cm" fo:padding-top="0cm" fo:padding-bottom="0cm" fo:border="0.5pt solid #000000" style:writing-mode="lr-tb"/>
    </style:style>
    <style:style style:name="Table2.A6"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6"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6" style:family="table-cell">
      <style:table-cell-properties style:vertical-align="top" fo:padding-left="0.101cm" fo:padding-right="0.101cm" fo:padding-top="0cm" fo:padding-bottom="0cm" fo:border="0.5pt solid #000000" style:writing-mode="lr-tb"/>
    </style:style>
    <style:style style:name="Table2.A7"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7"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7" style:family="table-cell">
      <style:table-cell-properties style:vertical-align="top" fo:padding-left="0.101cm" fo:padding-right="0.101cm" fo:padding-top="0cm" fo:padding-bottom="0cm" fo:border="0.5pt solid #000000" style:writing-mode="lr-tb"/>
    </style:style>
    <style:style style:name="Table2.A8"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8"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8" style:family="table-cell">
      <style:table-cell-properties style:vertical-align="top" fo:padding-left="0.101cm" fo:padding-right="0.101cm" fo:padding-top="0cm" fo:padding-bottom="0cm" fo:border="0.5pt solid #000000" style:writing-mode="lr-tb"/>
    </style:style>
    <style:style style:name="Table2.A9"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9"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9" style:family="table-cell">
      <style:table-cell-properties style:vertical-align="top" fo:padding-left="0.101cm" fo:padding-right="0.101cm" fo:padding-top="0cm" fo:padding-bottom="0cm" fo:border="0.5pt solid #000000" style:writing-mode="lr-tb"/>
    </style:style>
    <style:style style:name="Table2.A10"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B10" style:family="table-cell">
      <style:table-cell-properties style:vertical-align="top" fo:padding-left="0.101cm" fo:padding-right="0.101cm" fo:padding-top="0cm" fo:padding-bottom="0cm" fo:border-left="0.5pt solid #000000" fo:border-right="none" fo:border-top="0.5pt solid #000000" fo:border-bottom="0.5pt solid #000000" style:writing-mode="lr-tb"/>
    </style:style>
    <style:style style:name="Table2.C10" style:family="table-cell">
      <style:table-cell-properties style:vertical-align="top" fo:padding-left="0.101cm" fo:padding-right="0.101cm" fo:padding-top="0cm" fo:padding-bottom="0cm" fo:border="0.5pt solid #000000" style:writing-mode="lr-tb"/>
    </style:style>
    <style:style style:name="Table2.A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2"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2"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2"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4"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4"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4"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8"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8"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8"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2.C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A20" style:family="table-cell">
      <style:table-cell-properties style:vertical-align="top" fo:padding-left="0.101cm" fo:padding-right="0.101cm" fo:padding-top="0cm" fo:padding-bottom="0cm" fo:border-left="none" fo:border-right="none" fo:border-top="0.5pt solid #000000" fo:border-bottom="none" style:writing-mode="lr-tb"/>
    </style:style>
    <style:style style:name="Table2.B20" style:family="table-cell">
      <style:table-cell-properties style:vertical-align="top" fo:padding-left="0.101cm" fo:padding-right="0.101cm" fo:padding-top="0cm" fo:padding-bottom="0cm" fo:border-left="none" fo:border-right="none" fo:border-top="0.5pt solid #000000" fo:border-bottom="none" style:writing-mode="lr-tb"/>
    </style:style>
    <style:style style:name="Table2.C20" style:family="table-cell">
      <style:table-cell-properties style:vertical-align="top" fo:padding-left="0.101cm" fo:padding-right="0.101cm" fo:padding-top="0cm" fo:padding-bottom="0cm" fo:border="0.5pt solid #000000" style:writing-mode="lr-tb"/>
    </style:style>
    <style:style style:name="P1" style:family="paragraph" style:parent-style-name="Header">
      <style:paragraph-properties fo:margin-left="9.006cm" fo:margin-right="0cm" fo:text-indent="1.501cm" style:auto-text-indent="false"/>
      <style:text-properties fo:language="none" fo:country="none" style:language-asian="none" style:country-asian="none"/>
    </style:style>
    <style:style style:name="P2" style:family="paragraph" style:parent-style-name="OutputprofileTitle">
      <style:paragraph-properties fo:margin-left="0cm" fo:margin-right="0.635cm" fo:text-indent="0cm" style:auto-text-indent="false">
        <style:tab-stops>
          <style:tab-stop style:position="7.447cm" style:type="center"/>
        </style:tab-stops>
      </style:paragraph-properties>
    </style:style>
    <style:style style:name="P3" style:family="paragraph" style:parent-style-name="Standard">
      <style:text-properties fo:language="en" fo:country="GB" style:language-asian="none" style:country-asian="non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style:font-size-asian="12pt"/>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style:text-properties fo:language="de" fo:country="CH"/>
    </style:style>
    <style:style style:name="P9" style:family="paragraph" style:parent-style-name="Standard">
      <style:text-properties fo:language="de" fo:country="CH" officeooo:paragraph-rsid="00064ad1"/>
    </style:style>
    <style:style style:name="P10" style:family="paragraph" style:parent-style-name="Standard">
      <style:text-properties fo:language="de" fo:country="CH" officeooo:rsid="0005b1bb" officeooo:paragraph-rsid="0005b1bb"/>
    </style:style>
    <style:style style:name="P11" style:family="paragraph" style:parent-style-name="Standard">
      <style:text-properties fo:font-size="11pt" fo:language="de" fo:country="CH" officeooo:rsid="00041063" officeooo:paragraph-rsid="00041063" style:font-size-asian="11pt" style:font-size-complex="11pt"/>
    </style:style>
    <style:style style:name="P12" style:family="paragraph" style:parent-style-name="DocType">
      <style:paragraph-properties fo:line-height="100%"/>
    </style:style>
    <style:style style:name="P13" style:family="paragraph" style:parent-style-name="Standard">
      <style:paragraph-properties fo:margin-top="0.071cm" fo:margin-bottom="0.212cm" loext:contextual-spacing="false" fo:text-align="justify" style:justify-single-word="false"/>
      <style:text-properties fo:font-size="11pt" style:font-size-asian="11pt" style:font-size-complex="11pt"/>
    </style:style>
    <style:style style:name="P14" style:family="paragraph" style:parent-style-name="Standard">
      <style:paragraph-properties fo:margin-top="0.071cm" fo:margin-bottom="0.071cm" loext:contextual-spacing="false"/>
    </style:style>
    <style:style style:name="P15" style:family="paragraph" style:parent-style-name="Standard">
      <style:paragraph-properties fo:margin-top="0.071cm" fo:margin-bottom="0.071cm" loext:contextual-spacing="false"/>
      <style:text-properties fo:font-size="11pt" fo:font-style="italic" fo:font-weight="bold" officeooo:paragraph-rsid="00064ad1" style:font-size-asian="11pt" style:font-style-asian="italic" style:font-weight-asian="bold" style:font-size-complex="11pt"/>
    </style:style>
    <style:style style:name="P16" style:family="paragraph" style:parent-style-name="Standard">
      <style:paragraph-properties fo:margin-top="0.071cm" fo:margin-bottom="0.071cm" loext:contextual-spacing="false"/>
      <style:text-properties fo:font-size="11pt" style:font-size-asian="11pt" style:font-size-complex="11pt"/>
    </style:style>
    <style:style style:name="P17" style:family="paragraph" style:parent-style-name="Standard">
      <style:paragraph-properties fo:margin-left="-0.212cm" fo:margin-right="0cm" fo:margin-top="0.071cm" fo:margin-bottom="0.071cm" loext:contextual-spacing="false" fo:text-align="end" style:justify-single-word="false" fo:text-indent="0cm" style:auto-text-indent="false">
        <style:tab-stops>
          <style:tab-stop style:position="1.568cm"/>
        </style:tab-stops>
      </style:paragraph-properties>
      <style:text-properties officeooo:paragraph-rsid="00064ad1"/>
    </style:style>
    <style:style style:name="P18" style:family="paragraph" style:parent-style-name="DocumentType">
      <style:paragraph-properties fo:text-align="justify" style:justify-single-word="false"/>
    </style:style>
    <style:style style:name="P19" style:family="paragraph" style:parent-style-name="zOawRecipient">
      <style:paragraph-properties fo:text-align="justify" style:justify-single-word="false"/>
      <style:text-properties fo:font-size="8pt" style:font-size-asian="8pt" style:font-size-complex="8pt"/>
    </style:style>
    <style:style style:name="P20" style:family="paragraph" style:parent-style-name="ReferenceBlock">
      <style:paragraph-properties fo:margin-left="0.852cm" fo:margin-right="0cm" fo:text-align="justify" style:justify-single-word="false" fo:text-indent="-0.635cm" style:auto-text-indent="false"/>
      <style:text-properties fo:font-size="12pt" style:font-size-asian="12pt" style:font-size-complex="8pt"/>
    </style:style>
    <style:style style:name="P21" style:family="paragraph" style:parent-style-name="ReferenceBlock">
      <style:paragraph-properties fo:margin-left="0.635cm" fo:margin-right="0cm" fo:text-align="justify" style:justify-single-word="false" fo:text-indent="-0.635cm" style:auto-text-indent="false"/>
    </style:style>
    <style:style style:name="P22" style:family="paragraph" style:parent-style-name="ReferenceBlock">
      <style:paragraph-properties fo:margin-left="0.635cm" fo:margin-right="0cm" fo:text-align="justify" style:justify-single-word="false" fo:text-indent="-0.635cm" style:auto-text-indent="false"/>
      <style:text-properties fo:font-size="12pt" style:font-size-asian="12pt"/>
    </style:style>
    <style:style style:name="P23" style:family="paragraph" style:parent-style-name="ReferenceBlock">
      <style:paragraph-properties fo:margin-left="0.635cm" fo:margin-right="0cm" fo:text-align="justify" style:justify-single-word="false" fo:text-indent="-0.635cm" style:auto-text-indent="false"/>
      <style:text-properties fo:font-size="12pt" officeooo:paragraph-rsid="00041063" style:font-size-asian="12pt"/>
    </style:style>
    <style:style style:name="P24" style:family="paragraph" style:parent-style-name="Page">
      <style:paragraph-properties fo:text-align="justify" style:justify-single-word="false"/>
    </style:style>
    <style:style style:name="P25" style:family="paragraph" style:parent-style-name="ToWhom">
      <style:paragraph-properties fo:text-align="justify" style:justify-single-word="false"/>
      <style:text-properties fo:font-size="12pt" style:font-size-asian="12pt"/>
    </style:style>
    <style:style style:name="P26" style:family="paragraph" style:parent-style-name="ToWhom">
      <style:paragraph-properties fo:text-align="justify" style:justify-single-word="false"/>
    </style:style>
    <style:style style:name="P27" style:family="paragraph" style:parent-style-name="Subject">
      <style:paragraph-properties fo:text-align="justify" style:justify-single-word="false"/>
      <style:text-properties fo:font-size="12pt" style:font-size-asian="12pt"/>
    </style:style>
    <style:style style:name="P28" style:family="paragraph" style:parent-style-name="Standardeinzug">
      <style:paragraph-properties fo:text-align="justify" style:justify-single-word="false"/>
      <style:text-properties fo:font-size="11pt" fo:font-weight="bold" officeooo:rsid="00041063" officeooo:paragraph-rsid="00041063" style:font-size-asian="11pt" style:font-weight-asian="bold" style:font-size-complex="11pt"/>
    </style:style>
    <style:style style:name="P29" style:family="paragraph" style:parent-style-name="Standard">
      <style:paragraph-properties fo:margin-top="0cm" fo:margin-bottom="0.071cm" loext:contextual-spacing="false" fo:text-align="justify" style:justify-single-word="false"/>
    </style:style>
    <style:style style:name="P30" style:family="paragraph" style:parent-style-name="Table_20_Contents">
      <style:text-properties officeooo:rsid="00041063" officeooo:paragraph-rsid="00041063"/>
    </style:style>
    <style:style style:name="P31" style:family="paragraph" style:parent-style-name="Table_20_Contents">
      <style:paragraph-properties fo:text-align="end" style:justify-single-word="false"/>
      <style:text-properties officeooo:rsid="00041063" officeooo:paragraph-rsid="00041063"/>
    </style:style>
    <style:style style:name="P32" style:family="paragraph" style:parent-style-name="Table_20_Contents">
      <style:text-properties officeooo:rsid="00051c8e" officeooo:paragraph-rsid="00051c8e"/>
    </style:style>
    <style:style style:name="P33" style:family="paragraph" style:parent-style-name="Table_20_Contents">
      <style:paragraph-properties fo:text-align="end" style:justify-single-word="false"/>
      <style:text-properties officeooo:rsid="00051c8e" officeooo:paragraph-rsid="00051c8e"/>
    </style:style>
    <style:style style:name="P34" style:family="paragraph" style:parent-style-name="Table_20_Contents">
      <style:text-properties officeooo:rsid="0005b1bb" officeooo:paragraph-rsid="0005b1bb"/>
    </style:style>
    <style:style style:name="P35" style:family="paragraph" style:parent-style-name="Table_20_Contents">
      <style:paragraph-properties fo:text-align="end" style:justify-single-word="false"/>
      <style:text-properties officeooo:rsid="0005b1bb" officeooo:paragraph-rsid="0005b1bb"/>
    </style:style>
    <style:style style:name="P36" style:family="paragraph" style:parent-style-name="Table_20_Contents">
      <style:paragraph-properties fo:text-align="end" style:justify-single-word="false"/>
      <style:text-properties officeooo:rsid="0005b1bb" officeooo:paragraph-rsid="00041063"/>
    </style:style>
    <style:style style:name="P37" style:family="paragraph" style:parent-style-name="Standard">
      <style:text-properties fo:font-size="11pt" fo:language="de" fo:country="CH" officeooo:rsid="000be2d5" officeooo:paragraph-rsid="000be2d5" style:font-size-asian="11pt" style:font-size-complex="11pt"/>
    </style:style>
    <style:style style:name="P38" style:family="paragraph" style:parent-style-name="Standard" style:list-style-name="L1">
      <style:text-properties fo:font-size="11pt" fo:language="de" fo:country="CH" officeooo:rsid="000be2d5" officeooo:paragraph-rsid="000be2d5" style:font-size-asian="11pt" style:font-size-complex="11pt"/>
    </style:style>
    <style:style style:name="P39" style:family="paragraph" style:parent-style-name="Standard" style:list-style-name="L2">
      <style:text-properties officeooo:rsid="00041063" officeooo:paragraph-rsid="00041063"/>
    </style:style>
    <style:style style:name="P40" style:family="paragraph" style:parent-style-name="Standard" style:list-style-name="L3">
      <style:text-properties fo:language="de" fo:country="CH" officeooo:rsid="00041063" officeooo:paragraph-rsid="00041063"/>
    </style:style>
    <style:style style:name="P41" style:family="paragraph" style:parent-style-name="Heading_20_1">
      <style:text-properties fo:language="de" fo:country="CH"/>
    </style:style>
    <style:style style:name="P42" style:family="paragraph" style:parent-style-name="Heading_20_1">
      <style:text-properties fo:language="de" fo:country="CH" officeooo:paragraph-rsid="00041063"/>
    </style:style>
    <style:style style:name="P43" style:family="paragraph" style:parent-style-name="Heading_20_1" style:list-style-name="">
      <style:paragraph-properties style:line-height-at-least="0.45cm" fo:text-align="justify" style:justify-single-word="false" fo:keep-together="always" fo:orphans="2" fo:widows="2" fo:hyphenation-ladder-count="no-limit" style:snap-to-layout-grid="false">
        <style:tab-stops>
          <style:tab-stop style:position="0.7cm"/>
        </style:tab-stops>
      </style:paragraph-properties>
      <style:text-properties fo:language="de" fo:country="CH" fo:hyphenate="true" fo:hyphenation-remain-char-count="2" fo:hyphenation-push-char-count="2"/>
    </style:style>
    <style:style style:name="P44" style:family="paragraph" style:parent-style-name="Heading_20_1" style:list-style-name="">
      <style:paragraph-properties style:line-height-at-least="0.45cm" fo:text-align="justify" style:justify-single-word="false" fo:keep-together="always" fo:orphans="2" fo:widows="2" fo:hyphenation-ladder-count="no-limit" style:snap-to-layout-grid="false">
        <style:tab-stops>
          <style:tab-stop style:position="0.7cm"/>
        </style:tab-stops>
      </style:paragraph-properties>
      <style:text-properties fo:hyphenate="true" fo:hyphenation-remain-char-count="2" fo:hyphenation-push-char-count="2"/>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de" fo:country="CH"/>
    </style:style>
    <style:style style:name="T1" style:family="text">
      <style:text-properties fo:language="de" fo:country="CH"/>
    </style:style>
    <style:style style:name="T2" style:family="text">
      <style:text-properties fo:language="en" fo:country="GB"/>
    </style:style>
    <style:style style:name="T3" style:family="text">
      <style:text-properties fo:font-size="12pt" style:font-size-asian="12pt"/>
    </style:style>
    <style:style style:name="T4" style:family="text">
      <style:text-properties fo:font-size="12pt" fo:font-style="italic" officeooo:rsid="00020523" style:font-size-asian="12pt" style:font-style-asian="italic"/>
    </style:style>
    <style:style style:name="T5" style:family="text">
      <style:text-properties fo:font-size="11pt" style:font-size-asian="11pt" style:font-size-complex="11pt"/>
    </style:style>
    <style:style style:name="T6" style:family="text">
      <style:text-properties fo:font-size="11pt" officeooo:rsid="00041063" style:font-size-asian="11pt" style:font-size-complex="11pt"/>
    </style:style>
    <style:style style:name="T7" style:family="text">
      <style:text-properties fo:font-size="11pt" officeooo:rsid="00062359" style:font-size-asian="11pt" style:font-size-complex="11pt"/>
    </style:style>
    <style:style style:name="T8" style:family="text">
      <style:text-properties fo:font-size="11pt" fo:font-style="italic" fo:font-weight="bold" style:font-size-asian="11pt" style:font-style-asian="italic" style:font-weight-asian="bold" style:font-size-complex="11pt"/>
    </style:style>
    <style:style style:name="T9" style:family="text">
      <style:text-properties fo:font-size="11pt" fo:language="none" fo:country="none" fo:font-style="italic" fo:font-weight="bold" style:font-size-asian="11pt" style:language-asian="none" style:country-asian="none" style:font-style-asian="italic" style:font-weight-asian="bold"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officeooo:rsid="00041063"/>
    </style:style>
    <style:style style:name="T12" style:family="text">
      <style:text-properties officeooo:rsid="00062359"/>
    </style:style>
    <style:style style:name="T13" style:family="text">
      <style:text-properties fo:font-size="9pt" officeooo:rsid="00062359" style:font-size-asian="11pt" style:font-size-complex="11pt"/>
    </style:style>
    <style:style style:name="T14" style:family="text">
      <style:text-properties fo:font-size="8pt" officeooo:rsid="00062359" style:font-size-asian="10pt" style:font-size-complex="10pt"/>
    </style:style>
    <style:style style:name="T15" style:family="text">
      <style:text-properties officeooo:rsid="000c70f6"/>
    </style:style>
    <style:style style:name="T1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bookmark-start text:name="DocumentType"/><text:user-defined style:data-style-name="N0" text:name="BM_DocumentType">Praxismodul: Projektskizze</text:user-defined></text:p>
            <text:p text:style-name="P19"><text:bookmark-end text:name="DocumentType"/>Version vom 31.01.2017</text:p>
            <text:p text:style-name="P19"/>
          </table:table-cell>
          <table:table-cell table:style-name="Table1.A1" table:number-rows-spanned="3" table:number-columns-spanned="2" office:value-type="string">
            <text:p text:style-name="P20"/>
            <text:p text:style-name="P21"><text:span text:style-name="T3">Studierende/r:<text:tab/><text:tab/></text:span><field:fieldmark-start text:name="__Fieldmark__80_1432973419" field:type="vnd.oasis.opendocument.field.UNHANDLED"><field:param field:name="vnd.oasis.opendocument.field.code" field:value=" IF "/><field:param field:name="vnd.oasis.opendocument.field.id" field:value=""/></field:fieldmark-start><field:fieldmark-end/><field:fieldmark-start text:name="__Fieldmark__83_1432973419" field:type="vnd.oasis.opendocument.field.UNHANDLED"><field:param field:name="vnd.oasis.opendocument.field.code" field:value=" IF "/><field:param field:name="vnd.oasis.opendocument.field.id" field:value="7"/></field:fieldmark-start><field:fieldmark-end/><field:fieldmark-start text:name="__Fieldmark__86_1432973419" field:type="vnd.oasis.opendocument.field.UNHANDLED"><field:param field:name="vnd.oasis.opendocument.field.code" field:value=" IF "/><field:param field:name="vnd.oasis.opendocument.field.id" field:value="7"/></field:fieldmark-start><field:fieldmark-end/><field:fieldmark-start text:name="__Fieldmark__89_1432973419" field:type="vnd.oasis.opendocument.field.UNHANDLED"><field:param field:name="vnd.oasis.opendocument.field.code" field:value=" IF"/><field:param field:name="vnd.oasis.opendocument.field.id" field:value="7"/></field:fieldmark-start><field:fieldmark-end/>Dane Wicki</text:p>
            <text:p text:style-name="P21"><text:span text:style-name="T3">Studienrichtung:<text:tab/><text:tab/></text:span><text:span text:style-name="T4">Informatik</text:span></text:p>
            <text:p text:style-name="P23">Studiensemester:<text:tab/><text:tab/><text:span text:style-name="T11">4</text:span></text:p>
            <text:p text:style-name="P22"><field:fieldmark-start text:name="__Fieldmark__104_1432973419" field:type="vnd.oasis.opendocument.field.UNHANDLED"><field:param field:name="vnd.oasis.opendocument.field.code" field:value=" IF "/><field:param field:name="vnd.oasis.opendocument.field.id" field:value="7"/></field:fieldmark-start><field:fieldmark-end/></text:p>
          </table:table-cell>
          <table:covered-table-cell/>
        </table:table-row>
        <table:table-row table:style-name="Table1.2">
          <table:table-cell table:style-name="Table1.A1" office:value-type="string">
            <text:p text:style-name="P25"/>
            <text:p text:style-name="P26"/>
            <text:p text:style-name="P26"><text:user-defined style:data-style-name="N0" text:name="Doc.ToWhom">Geht an:</text:user-defined></text:p>
            <text:p text:style-name="P5">Josef Marti, Oberassistent Informatik</text:p>
            <text:p text:style-name="P7">(josef.marti@hslu.ch )</text:p>
          </table:table-cell>
          <table:covered-table-cell/>
          <table:covered-table-cell/>
        </table:table-row>
        <table:table-row table:style-name="Table1.3">
          <table:table-cell table:style-name="Table1.A1" office:value-type="string">
            <text:p text:style-name="P4">Datum: <text:span text:style-name="T11">2017-03-03</text:span></text:p>
          </table:table-cell>
          <table:covered-table-cell/>
          <table:covered-table-cell/>
        </table:table-row>
        <table:table-row table:style-name="Table1.4">
          <table:table-cell table:style-name="Table1.A1" table:number-columns-spanned="3" office:value-type="string">
            <text:p text:style-name="P24"><text:span text:style-name="Page_20_Char"><text:span text:style-name="T1"><text:user-defined style:data-style-name="N0" text:name="Doc.Page">Seite</text:user-defined></text:span></text:span><text:span text:style-name="T1"> </text:span><text:span text:style-name="T1"><text:page-number text:select-page="current">1</text:page-number></text:span><text:span text:style-name="T1">/</text:span><text:span text:style-name="T1"><text:page-count style:num-format="1">3</text:page-count></text:span></text:p>
            <text:p text:style-name="P8"/>
          </table:table-cell>
          <table:covered-table-cell/>
          <table:covered-table-cell/>
        </table:table-row>
        <table:table-row table:style-name="Table1.5">
          <table:table-cell table:style-name="Table1.A1" table:number-columns-spanned="2" office:value-type="string">
            <text:p text:style-name="P27"><text:bookmark text:name="Subject"/>Projekttätigkeit bei Arbeitgeber-Firma <text:span text:style-name="T11">Siemens</text:span></text:p>
          </table:table-cell>
          <table:covered-table-cell/>
          <table:table-cell table:style-name="Table1.C5" office:value-type="string">
            <text:p text:style-name="P6"/>
          </table:table-cell>
        </table:table-row>
      </table:table>
      <text:h text:style-name="P41" text:outline-level="1">Arbeitstitel</text:h>
      <text:p text:style-name="P13">Der Arbeitstitel des Projekts lautet</text:p>
      <text:p text:style-name="P28">Universal Data Acquisition</text:p>
      <text:p text:style-name="P29"><text:span text:style-name="T5">Es geht in dem Projekt darum, </text:span><text:span text:style-name="T6">eine Software zu erstellen, welche Daten von verschiedenen Quellen speichert und diese zur Auswertung aufbereiten kann.</text:span></text:p>
      <text:h text:style-name="Heading_20_1" text:outline-level="1">Kurzbeschreibung des Projektinhalts</text:h>
      <text:p text:style-name="P11">Die Firma Siemens BT in Zug ist zuständig für <text:s/>die Entwicklung von Brandmeldern.<text:line-break/>Um die Qualität der Brandmelder zu gewährleisten, werden diese unter Zuhilfenahme verschiedener Apparaturen und Testaufbauten getestet. Dazu werden alle Daten, welche während dem Test aufgezeichnet werden gespeichert. Dies ist bei vielen kleineren Apparaturen und Aufbauten sehr umständlich und Zeitaufwendig. Diesen Zustand gilt es nun zu verbessern. Dazu soll eine Software entwickelt werden, die aus verschiedenen Ressourcen (verschiedenen Datenquellen) die Daten sammelt und diese in eine auswertbare Excel-Datei exportiert. Dies Software basiert auf einer bestehenden Software, welche für das Brandlabor entwickelt wurde. Es sollen dabei Bestandteile der dieser Bestehenden Software verwendet werden.</text:p>
      <text:p text:style-name="P37">Es sind also folgende Ziele zu erfüllen:</text:p>
      <text:list xml:id="list1266829613" text:style-name="L1">
        <text:list-item>
          <text:p text:style-name="P38">Die Unterschiedlichen Zustände(verschiedene Aufzeichnungstools) bei den Apparaturen sollen einheitlich werden</text:p>
        </text:list-item>
        <text:list-item>
          <text:p text:style-name="P38">Die Software soll Brandmelder-unabhängig laufen (momentan können bei den Apparaturen nur die vorgegeben geräte gemessen werden)</text:p>
        </text:list-item>
        <text:list-item>
          <text:p text:style-name="P38">Der Benutzer soll <text:span text:style-name="T15">in Zukunft </text:span>eine Liveanzeige der Daten haben <text:span text:style-name="T15">um. (Um fehler beim Messaufbau gleich zu beheben)</text:span></text:p>
        </text:list-item>
      </text:list>
      <text:h text:style-name="P44" text:outline-level="1"/>
      <text:h text:style-name="P45" text:outline-level="1">Informatik-Topics (maximal fünf)</text:h>
      <text:list xml:id="list1193590647" text:style-name="L2">
        <text:list-item>
          <text:p text:style-name="P39">Programmierung in LabView (graphische Programmierung)</text:p>
        </text:list-item>
        <text:list-item>
          <text:p text:style-name="P39">Objektorientierte Programmierung (Goop Klassen/LabView-Klassen)</text:p>
        </text:list-item>
      </text:list>
      <text:h text:style-name="P42" text:outline-level="1">Zu erarbeitende Projektergebnisse</text:h>
      <text:list xml:id="list923553316" text:style-name="L3">
        <text:list-item>
          <text:p text:style-name="P40">DB Skripte für die Erstellung der Datenbank</text:p>
        </text:list-item>
        <text:list-item>
          <text:p text:style-name="P40">Endsoftware (UDA→ Universal Data Acquisition)</text:p>
        </text:list-item>
        <text:list-item>
          <text:p text:style-name="P40">Bedienungsanleitung</text:p>
        </text:list-item>
        <text:list-item>
          <text:p text:style-name="P40">SW-Dokumentation</text:p>
        </text:list-item>
      </text:list>
      <text:h text:style-name="P41" text:outline-level="1">Grobe Aktivitäten- und Zeitplanung</text:h>
      <text:p text:style-name="P9"/>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5">Tätigkeit</text:p>
            </table:table-cell>
            <table:table-cell table:style-name="Table2.A1" office:value-type="string">
              <text:p text:style-name="P15">Zeitraum</text:p>
            </table:table-cell>
            <table:table-cell table:style-name="Table2.C1" office:value-type="string">
              <text:p text:style-name="P15">Aufwands-schätzung (h)</text:p>
            </table:table-cell>
          </table:table-row>
        </table:table-header-rows>
        <table:table-row table:style-name="Table2.1">
          <table:table-cell table:style-name="Table2.A2" office:value-type="string">
            <text:p text:style-name="P30">Analyse der Anforderungen</text:p>
          </table:table-cell>
          <table:table-cell table:style-name="Table2.B2" office:value-type="string">
            <text:p text:style-name="P30">W 1</text:p>
          </table:table-cell>
          <table:table-cell table:style-name="Table2.C2" office:value-type="string">
            <text:p text:style-name="P36">16</text:p>
          </table:table-cell>
        </table:table-row>
        <table:table-row table:style-name="Table2.1">
          <table:table-cell table:style-name="Table2.A3" office:value-type="string">
            <text:p text:style-name="P30">Einarbeit in die Bestehende Software</text:p>
          </table:table-cell>
          <table:table-cell table:style-name="Table2.B3" office:value-type="string">
            <text:p text:style-name="P30">W 2</text:p>
          </table:table-cell>
          <table:table-cell table:style-name="Table2.C3" office:value-type="string">
            <text:p text:style-name="P31">12</text:p>
          </table:table-cell>
        </table:table-row>
        <table:table-row table:style-name="Table2.1">
          <table:table-cell table:style-name="Table2.A4" office:value-type="string">
            <text:p text:style-name="P32">Planung</text:p>
          </table:table-cell>
          <table:table-cell table:style-name="Table2.B4" office:value-type="string">
            <text:p text:style-name="P30">W 2</text:p>
          </table:table-cell>
          <table:table-cell table:style-name="Table2.C4" office:value-type="string">
            <text:p text:style-name="P31">8</text:p>
          </table:table-cell>
        </table:table-row>
        <table:table-row table:style-name="Table2.1">
          <table:table-cell table:style-name="Table2.A5" office:value-type="string">
            <text:p text:style-name="P32">SW-Design + Testplan</text:p>
          </table:table-cell>
          <table:table-cell table:style-name="Table2.B5" office:value-type="string">
            <text:p text:style-name="P32">W 3-4</text:p>
          </table:table-cell>
          <table:table-cell table:style-name="Table2.C5" office:value-type="string">
            <text:p text:style-name="P33">24</text:p>
          </table:table-cell>
        </table:table-row>
        <table:table-row table:style-name="Table2.1">
          <table:table-cell table:style-name="Table2.A6" office:value-type="string">
            <text:p text:style-name="P32">DB-Modell erstellen</text:p>
          </table:table-cell>
          <table:table-cell table:style-name="Table2.B6" office:value-type="string">
            <text:p text:style-name="P32">W 3-4</text:p>
          </table:table-cell>
          <table:table-cell table:style-name="Table2.C6" office:value-type="string">
            <text:p text:style-name="P33">8</text:p>
          </table:table-cell>
        </table:table-row>
        <table:table-row table:style-name="Table2.1">
          <table:table-cell table:style-name="Table2.A7" office:value-type="string">
            <text:p text:style-name="P32">DB-Erstellen</text:p>
          </table:table-cell>
          <table:table-cell table:style-name="Table2.B7" office:value-type="string">
            <text:p text:style-name="P32">W 4</text:p>
          </table:table-cell>
          <table:table-cell table:style-name="Table2.C7" office:value-type="string">
            <text:p text:style-name="P33">4</text:p>
          </table:table-cell>
        </table:table-row>
        <table:table-row table:style-name="Table2.1">
          <table:table-cell table:style-name="Table2.A8" office:value-type="string">
            <text:p text:style-name="P32">SW-GUI Designen</text:p>
          </table:table-cell>
          <table:table-cell table:style-name="Table2.B8" office:value-type="string">
            <text:p text:style-name="P32">W 5</text:p>
          </table:table-cell>
          <table:table-cell table:style-name="Table2.C8" office:value-type="string">
            <text:p text:style-name="P33">20</text:p>
          </table:table-cell>
        </table:table-row>
        <table:table-row table:style-name="Table2.1">
          <table:table-cell table:style-name="Table2.A9" office:value-type="string">
            <text:p text:style-name="P32">Kommunikation zu Konverter</text:p>
          </table:table-cell>
          <table:table-cell table:style-name="Table2.B9" office:value-type="string">
            <text:p text:style-name="P32">W 6-7</text:p>
          </table:table-cell>
          <table:table-cell table:style-name="Table2.C9" office:value-type="string">
            <text:p text:style-name="P33">24</text:p>
          </table:table-cell>
        </table:table-row>
        <table:table-row table:style-name="Table2.1">
          <table:table-cell table:style-name="Table2.A10" office:value-type="string">
            <text:p text:style-name="P32">Testfälle (Kommunikation mit Konverter) + fehler Behebung</text:p>
          </table:table-cell>
          <table:table-cell table:style-name="Table2.B10" office:value-type="string">
            <text:p text:style-name="P32">W 7</text:p>
          </table:table-cell>
          <table:table-cell table:style-name="Table2.C10" office:value-type="string">
            <text:p text:style-name="P33">20</text:p>
          </table:table-cell>
        </table:table-row>
        <table:table-row table:style-name="Table2.1">
          <table:table-cell table:style-name="Table2.A11" office:value-type="string">
            <text:p text:style-name="P32">Graph implementation (Anzeigen der LiveDaten)</text:p>
            <text:p text:style-name="P32">mit Zoomfunktion + Cursermessung (angabe der einzelnen Werte zur Zeit x)</text:p>
          </table:table-cell>
          <table:table-cell table:style-name="Table2.B11" office:value-type="string">
            <text:p text:style-name="P32">W 8</text:p>
          </table:table-cell>
          <table:table-cell table:style-name="Table2.C11" office:value-type="string">
            <text:p text:style-name="P33">20</text:p>
          </table:table-cell>
        </table:table-row>
        <table:table-row table:style-name="Table2.1">
          <table:table-cell table:style-name="Table2.A12" office:value-type="string">
            <text:p text:style-name="P32">Testfälle (Graphdarstellung) + fehler Behbung</text:p>
          </table:table-cell>
          <table:table-cell table:style-name="Table2.B12" office:value-type="string">
            <text:p text:style-name="P32">W 9</text:p>
          </table:table-cell>
          <table:table-cell table:style-name="Table2.C12" office:value-type="string">
            <text:p text:style-name="P33">15</text:p>
          </table:table-cell>
        </table:table-row>
        <table:table-row table:style-name="Table2.1">
          <table:table-cell table:style-name="Table2.A13" office:value-type="string">
            <text:p text:style-name="P32">Implementation Speicherung der Daten</text:p>
          </table:table-cell>
          <table:table-cell table:style-name="Table2.B13" office:value-type="string">
            <text:p text:style-name="P32">W 10</text:p>
          </table:table-cell>
          <table:table-cell table:style-name="Table2.C13" office:value-type="string">
            <text:p text:style-name="P33">10</text:p>
          </table:table-cell>
        </table:table-row>
        <table:table-row table:style-name="Table2.1">
          <table:table-cell table:style-name="Table2.A14" office:value-type="string">
            <text:p text:style-name="P32">Implementierung des Excel Exports der Daten</text:p>
          </table:table-cell>
          <table:table-cell table:style-name="Table2.B14" office:value-type="string">
            <text:p text:style-name="P32">W 10-11</text:p>
          </table:table-cell>
          <table:table-cell table:style-name="Table2.C14" office:value-type="string">
            <text:p text:style-name="P33">15</text:p>
          </table:table-cell>
        </table:table-row>
        <table:table-row table:style-name="Table2.1">
          <table:table-cell table:style-name="Table2.A15" office:value-type="string">
            <text:p text:style-name="P32">Testfälle (Speicherung und Export) + fehler Behebung</text:p>
          </table:table-cell>
          <table:table-cell table:style-name="Table2.B15" office:value-type="string">
            <text:p text:style-name="P32">W 11-12</text:p>
          </table:table-cell>
          <table:table-cell table:style-name="Table2.C15" office:value-type="string">
            <text:p text:style-name="P33">20</text:p>
          </table:table-cell>
        </table:table-row>
        <table:table-row table:style-name="Table2.1">
          <table:table-cell table:style-name="Table2.A16" office:value-type="string">
            <text:p text:style-name="P34">Zusammenführen der Bestehenden Komponenten</text:p>
          </table:table-cell>
          <table:table-cell table:style-name="Table2.B16" office:value-type="string">
            <text:p text:style-name="P34">W 12-13</text:p>
          </table:table-cell>
          <table:table-cell table:style-name="Table2.C16" office:value-type="string">
            <text:p text:style-name="P35">20</text:p>
          </table:table-cell>
        </table:table-row>
        <table:table-row table:style-name="Table2.1">
          <table:table-cell table:style-name="Table2.A17" office:value-type="string">
            <text:p text:style-name="P34">Abschlusstest (Systemtests)</text:p>
          </table:table-cell>
          <table:table-cell table:style-name="Table2.B17" office:value-type="string">
            <text:p text:style-name="P34">W 13-14</text:p>
          </table:table-cell>
          <table:table-cell table:style-name="Table2.C17" office:value-type="string">
            <text:p text:style-name="P35">20</text:p>
          </table:table-cell>
        </table:table-row>
        <table:table-row table:style-name="Table2.1">
          <table:table-cell table:style-name="Table2.A18" office:value-type="string">
            <text:p text:style-name="P34">SW Dokumentation</text:p>
          </table:table-cell>
          <table:table-cell table:style-name="Table2.B18" office:value-type="string">
            <text:p text:style-name="P34">W 1-14</text:p>
          </table:table-cell>
          <table:table-cell table:style-name="Table2.C18" office:value-type="string">
            <text:p text:style-name="P35">24</text:p>
          </table:table-cell>
        </table:table-row>
        <table:table-row table:style-name="Table2.1">
          <table:table-cell table:style-name="Table2.A19" office:value-type="string">
            <text:p text:style-name="P34">Bedienungsanleitung</text:p>
          </table:table-cell>
          <table:table-cell table:style-name="Table2.B19" office:value-type="string">
            <text:p text:style-name="P34">W 5, 9, 11-14</text:p>
          </table:table-cell>
          <table:table-cell table:style-name="Table2.C19" office:value-type="string">
            <text:p text:style-name="P35">24</text:p>
          </table:table-cell>
        </table:table-row>
        <table:table-row table:style-name="Table2.1">
          <table:table-cell table:style-name="Table2.A20" office:value-type="string">
            <text:p text:style-name="P15"/>
          </table:table-cell>
          <table:table-cell table:style-name="Table2.B20" office:value-type="string">
            <text:p text:style-name="P15"/>
          </table:table-cell>
          <table:table-cell table:style-name="Table2.C20" office:value-type="string">
            <text:p text:style-name="P17"><text:span text:style-name="T8">Summe*:<text:tab/></text:span><field:fieldmark-start text:name="__Fieldmark__394_1432973419" field:type="vnd.oasis.opendocument.field.UNHANDLED"><field:param field:name="vnd.oasis.opendocument.field.code" field:value=" =SUM(ABOVE) "/><field:param field:name="vnd.oasis.opendocument.field.id" field:value="34"/></field:fieldmark-start><text:span text:style-name="T9">304</text:span><field:fieldmark-end/></text:p>
          </table:table-cell>
        </table:table-row>
      </table:table>
      <text:p text:style-name="P9"/>
      <text:p text:style-name="P10">*Die zu grosse Summe führt daher, das meine Effektive Anwesenheit etwas über 50% ist. Grund dafür ist, dass Ferien als 0% Anwesenheit gelten und ich so wieder auf 50% zurückfalle.</text:p>
      <text:h text:style-name="P43" text:outline-level="1"/>
      <text:h text:style-name="P46" text:outline-level="1">Studierenden-Angaben zum Kontakt beim Arbeitgeber und zur Anstellung </text:h>
      <text:p text:style-name="P16">Firma:<text:tab/><text:tab/><text:tab/><text:span text:style-name="T12">Siemens</text:span></text:p>
      <text:p text:style-name="P16">Name:<text:tab/><text:tab/><text:tab/><text:span text:style-name="T12">Wicki</text:span></text:p>
      <text:p text:style-name="P16">Vorname:<text:tab/><text:tab/><text:span text:style-name="T12">Dane</text:span></text:p>
      <text:p text:style-name="P14"><text:span text:style-name="T5">Funktion:<text:tab/><text:tab/></text:span><text:span text:style-name="T7">Werkstudent (Softwaredeveloper)</text:span></text:p>
      <text:p text:style-name="P14"><text:span text:style-name="T5">Strasse, Hausnummer:<text:tab/></text:span><text:span text:style-name="T7">Gubelstrasse 22</text:span></text:p>
      <text:p text:style-name="P14"><text:span text:style-name="T5">PLZ, Ort:<text:tab/><text:tab/></text:span><text:span text:style-name="T7">6300, Zug</text:span></text:p>
      <text:p text:style-name="P16">Telefon, Festnetz:<text:tab/><text:tab/><text:span text:style-name="T12">+41 41 724 5181</text:span></text:p>
      <text:p text:style-name="P16">email-Adresse:<text:tab/><text:tab/><text:span text:style-name="T12">dane.wicki@siemens.com</text:span></text:p>
      <text:p text:style-name="P14"><text:span text:style-name="T5">Anstellungsgrad:<text:tab/><text:tab/></text:span><text:span text:style-name="T7">50%</text:span></text:p>
      <text:p text:style-name="P14"><text:span text:style-name="T5">In Anstellung seit:<text:tab/><text:tab/></text:span><text:span text:style-name="T7">August 2015</text:span></text:p>
      <text:p text:style-name="P14"><text:span text:style-name="T5">Anzahl </text:span><text:span text:style-name="T10">Informatik-Fachpersonen</text:span><text:span text:style-name="T5"> im </text:span><text:span text:style-name="T10">unmittelbaren</text:span><text:span text:style-name="T5"> Arbeitsumfeld:<text:tab/></text:span><text:span text:style-name="T7">2 </text:span><text:span text:style-name="T13">(</text:span><text:span text:style-name="T14">LabView verstehend)</text:span></text:p>
      <text:p text:style-name="P14"><text:span text:style-name="T5">Bereits früher </text:span><text:span text:style-name="T10">Praxismodule im selben Kontext</text:span><text:span text:style-name="T5"> durchgeführt:<text:tab/><text:tab/></text:span><text:span text:style-name="T7">nein</text:span></text:p>
      <text:p text:style-name="P16"/>
      <text:h text:style-name="P41" text:outline-level="1">Angaben zur Arbeitgeberfirma und zur Betreuungsperson</text:h>
      <text:p text:style-name="P16">Firma:<text:tab/><text:tab/><text:tab/><text:span text:style-name="T12">Siemens</text:span></text:p>
      <text:p text:style-name="P16">Name:<text:tab/><text:tab/><text:tab/><text:span text:style-name="T12">Schmid</text:span></text:p>
      <text:p text:style-name="P16">Vorname:<text:tab/><text:tab/><text:span text:style-name="T12">Urs</text:span></text:p>
      <text:p text:style-name="P14"><text:span text:style-name="T5">Funktion:<text:tab/><text:tab/></text:span><text:span text:style-name="T7">Head of Firelab</text:span></text:p>
      <text:p text:style-name="P14"><text:span text:style-name="T5">Strasse, Hausnummer:<text:tab/></text:span><text:span text:style-name="T7">Gubelstrasse 22</text:span></text:p>
      <text:p text:style-name="P14"><text:span text:style-name="T5">PLZ, Ort:<text:tab/><text:tab/></text:span><text:span text:style-name="T7">6300, Zug</text:span></text:p>
      <text:p text:style-name="P16">Telefon mobil:<text:tab/><text:tab/><text:span text:style-name="T12">+41 79 503 9712</text:span></text:p>
      <text:p text:style-name="P16">email-Adresse:<text:tab/><text:tab/><text:span text:style-name="T12">urs.schmid@siemens.com</text:span></text:p>
      <text:p text:style-name="P14"><text:span text:style-name="T5">Anzahl Firmen-Angestellte </text:span><text:span text:style-name="T10">insgesamt</text:span><text:span text:style-name="T5">:<text:tab/><text:tab/><text:tab/></text:span><text:span text:style-name="T7">1500 (in Zug)</text:span></text:p>
      <text:p text:style-name="P14"><text:span text:style-name="T5">Firma gehört jemandem aus dem </text:span><text:span text:style-name="T10">verwandtschaftlichen Umfeld</text:span><text:span text:style-name="T5">:<text:tab/></text:span><text:span text:style-name="T7">n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DejaVu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cm" fo:orphans="2" fo:widows="2" fo:hyphenation-ladder-count="no-limit" style:snap-to-layout-grid="false" style:writing-mode="lr-tb"/>
      <style:text-properties style:use-window-font-color="true" style:font-name="Times New Roman" fo:font-family="'Times New Roman'" style:font-family-generic="roman" style:font-pitch="variable" fo:font-size="10.5pt" fo:letter-spacing="0.007cm" fo:language="de" fo:country="CH"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Standard" style:class="text">
      <style:paragraph-properties fo:keep-together="always" fo:keep-with-next="always"/>
      <style:text-properties fo:font-weight="bold"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7cm" fo:margin-bottom="0cm" loext:contextual-spacing="false" fo:text-align="justify" style:justify-single-word="false" fo:keep-together="always" fo:keep-with-next="always">
        <style:tab-stops>
          <style:tab-stop style:position="0.7cm"/>
        </style:tab-stops>
      </style:paragraph-properties>
      <style:text-properties fo:font-size="12pt" fo:language="de" fo:country="DE"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1cm" fo:margin-right="0cm" fo:margin-top="0.45cm" fo:margin-bottom="0cm" loext:contextual-spacing="false" fo:keep-together="always" fo:text-indent="-1cm" style:auto-text-indent="false" fo:keep-with-next="always">
        <style:tab-stops>
          <style:tab-stop style:position="1cm"/>
        </style:tab-stops>
      </style:paragraph-propertie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51cm" fo:margin-right="0cm" fo:margin-top="0.45cm" fo:margin-bottom="0cm" loext:contextual-spacing="false" fo:keep-together="always" fo:text-indent="-1.251cm" style:auto-text-indent="false" fo:keep-with-next="always">
        <style:tab-stops>
          <style:tab-stop style:position="1.251cm"/>
        </style:tab-stops>
      </style:paragraph-propertie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keep-together="always"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together="always" fo:keep-with-next="always"/>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keep-together="always"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keep-together="always" fo:keep-with-next="always"/>
      <style:text-properties fo:font-weight="bold" style:font-weight-asian="bold" style:font-style-complex="italic"/>
    </style:style>
    <style:style style:name="Heading_20_9" style:display-name="Heading 9" style:family="paragraph" style:parent-style-name="Standard" style:next-style-name="Standard" style:default-outline-level="9" style:class="text">
      <style:paragraph-properties fo:keep-together="always" fo:keep-with-next="always"/>
      <style:text-properties fo:font-weight="bold" style:font-weight-asian="bold" style:font-name-complex="Arial" style:font-family-complex="Arial" style:font-family-generic-complex="swiss" style:font-pitch-complex="variable" style:font-size-complex="11pt"/>
    </style:style>
    <style:style style:name="Header" style:family="paragraph" style:parent-style-name="Standard" style:class="extra">
      <style:paragraph-properties style:line-height-at-least="0.335cm"/>
      <style:text-properties fo:font-size="8pt" style:font-size-asian="8pt"/>
    </style:style>
    <style:style style:name="Footer" style:family="paragraph" style:parent-style-name="Standard" style:class="extra">
      <style:paragraph-properties style:line-height-at-least="0.335cm"/>
      <style:text-properties fo:font-size="8pt" style:font-size-asian="8pt"/>
    </style:style>
    <style:style style:name="Contents_20_1" style:display-name="Contents 1" style:family="paragraph" style:parent-style-name="Standard" style:next-style-name="Standard" style:class="index">
      <style:paragraph-properties fo:margin-left="0.7cm" fo:margin-right="0cm" fo:text-indent="-0.7cm" style:auto-text-indent="false"/>
    </style:style>
    <style:style style:name="Contents_20_2" style:display-name="Contents 2" style:family="paragraph" style:parent-style-name="Standard" style:next-style-name="Standard" style:class="index">
      <style:paragraph-properties fo:margin-left="1cm" fo:margin-right="0cm" fo:text-indent="-1cm" style:auto-text-indent="false"/>
    </style:style>
    <style:style style:name="Contents_20_3" style:display-name="Contents 3" style:family="paragraph" style:parent-style-name="Standard" style:next-style-name="Standard" style:class="index">
      <style:paragraph-properties fo:margin-left="1.251cm" fo:margin-right="0cm" fo:text-indent="-1.251cm" style:auto-text-indent="false"/>
    </style:style>
    <style:style style:name="Sprechblasentext" style:family="paragraph" style:parent-style-name="Standard">
      <style:paragraph-properties style:line-height-at-least="0.423cm" fo:keep-together="always"/>
      <style:text-properties fo:font-size="7pt" style:font-size-asian="7pt" style:font-name-complex="Tahoma" style:font-family-complex="Tahoma" style:font-family-generic-complex="swiss" style:font-pitch-complex="variable" style:font-size-complex="8pt"/>
    </style:style>
    <style:style style:name="Beschriftung" style:family="paragraph" style:parent-style-name="Standard" style:next-style-name="Standard">
      <style:paragraph-properties fo:keep-together="always"/>
      <style:text-properties fo:font-size="7pt" fo:font-weight="bold" style:font-size-asian="7pt" style:font-weight-asian="bold" style:font-size-complex="10pt" style:font-weight-complex="bold"/>
    </style:style>
    <style:style style:name="Kommentartext" style:family="paragraph" style:parent-style-name="Standard">
      <style:text-properties fo:font-size="7pt" style:font-size-asian="7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Dokumentstruktur" style:family="paragraph" style:parent-style-name="Standard">
      <style:text-properties style:font-name-complex="Tahoma" style:font-family-complex="Tahoma" style:font-family-generic-complex="swiss" style:font-pitch-complex="variable" style:font-size-complex="10pt"/>
    </style:style>
    <style:style style:name="Endnote" style:family="paragraph" style:parent-style-name="Standard" style:class="extra">
      <style:text-properties fo:font-size="7pt" style:font-size-asian="7pt" style:font-size-complex="10pt"/>
    </style:style>
    <style:style style:name="Footnote" style:family="paragraph" style:parent-style-name="Standard" style:class="extra">
      <style:paragraph-properties fo:margin-left="0.63cm" fo:margin-right="0cm" style:line-height-at-least="0.335cm" fo:text-indent="-0.63cm" style:auto-text-indent="false">
        <style:tab-stops>
          <style:tab-stop style:position="0.63cm"/>
        </style:tab-stops>
      </style:paragraph-properties>
      <style:text-properties fo:font-size="8pt" style:font-size-asian="8pt" style:font-size-complex="10pt"/>
    </style:style>
    <style:style style:name="Index_20_1" style:display-name="Index 1" style:family="paragraph" style:parent-style-name="Standard" style:next-style-name="Standard" style:class="index">
      <style:paragraph-properties fo:margin-left="0.501cm" fo:margin-right="0cm" fo:text-indent="-0.501cm" style:auto-text-indent="false"/>
    </style:style>
    <style:style style:name="Index_20_2" style:display-name="Index 2" style:family="paragraph" style:parent-style-name="Standard" style:next-style-name="Standard" style:class="index">
      <style:paragraph-properties fo:margin-left="1.002cm" fo:margin-right="0cm" fo:text-indent="-0.501cm" style:auto-text-indent="false"/>
    </style:style>
    <style:style style:name="Index_20_3" style:display-name="Index 3" style:family="paragraph" style:parent-style-name="Standard" style:next-style-name="Standard" style:class="index">
      <style:paragraph-properties fo:margin-left="1.501cm" fo:margin-right="0cm" fo:text-indent="-0.501cm" style:auto-text-indent="false"/>
    </style:style>
    <style:style style:name="Index_20_4" style:display-name="Index 4" style:family="paragraph" style:parent-style-name="Standard" style:next-style-name="Standard">
      <style:paragraph-properties fo:margin-left="2.002cm" fo:margin-right="0cm" fo:text-indent="-0.501cm" style:auto-text-indent="false"/>
    </style:style>
    <style:style style:name="Index_20_5" style:display-name="Index 5" style:family="paragraph" style:parent-style-name="Standard" style:next-style-name="Standard">
      <style:paragraph-properties fo:margin-left="2.501cm" fo:margin-right="0cm" fo:text-indent="-0.501cm" style:auto-text-indent="false"/>
    </style:style>
    <style:style style:name="Index_20_6" style:display-name="Index 6" style:family="paragraph" style:parent-style-name="Standard" style:next-style-name="Standard">
      <style:paragraph-properties fo:margin-left="3.002cm" fo:margin-right="0cm" fo:text-indent="-0.501cm" style:auto-text-indent="false"/>
    </style:style>
    <style:style style:name="Index_20_7" style:display-name="Index 7" style:family="paragraph" style:parent-style-name="Standard" style:next-style-name="Standard">
      <style:paragraph-properties fo:margin-left="3.501cm" fo:margin-right="0cm" fo:text-indent="-0.501cm" style:auto-text-indent="false"/>
    </style:style>
    <style:style style:name="Index_20_8" style:display-name="Index 8" style:family="paragraph" style:parent-style-name="Standard" style:next-style-name="Standard">
      <style:paragraph-properties fo:margin-left="4.002cm" fo:margin-right="0cm" fo:text-indent="-0.501cm" style:auto-text-indent="false"/>
    </style:style>
    <style:style style:name="Index_20_9" style:display-name="Index 9" style:family="paragraph" style:parent-style-name="Standard" style:next-style-name="Standard">
      <style:paragraph-properties fo:margin-left="4.501cm" fo:margin-right="0cm" fo:text-indent="-0.501cm" style:auto-text-indent="false"/>
    </style:style>
    <style:style style:name="Index_20_Heading" style:display-name="Index Heading" style:family="paragraph" style:parent-style-name="Standard" style:next-style-name="Index_20_1" style:class="index">
      <style:paragraph-properties fo:keep-together="always" fo:keep-with-next="always"/>
      <style:text-properties fo:font-weight="bold" style:font-weight-asian="bold" style:font-name-complex="Arial" style:font-family-complex="Arial" style:font-family-generic-complex="swiss" style:font-pitch-complex="variable" style:font-weight-complex="bold"/>
    </style:style>
    <style:style style:name="Makrotext" style:family="paragraph">
      <style:paragraph-properties fo:orphans="2" fo:widows="2"/>
      <style:text-properties style:use-window-font-color="true" style:font-name="Times New Roman" fo:font-family="'Times New Roman'" style:font-family-generic="roman" style:font-pitch="variable" fo:font-size="11pt" fo:language="de" fo:country="CH" style:font-name-asian="Times New Roman" style:font-family-asian="'Times New Roman'" style:font-family-generic-asian="roman" style:font-pitch-asian="variable" style:font-size-asian="11pt" style:font-name-complex="Courier New" style:font-family-complex="'Courier New'" style:font-family-generic-complex="modern" style:font-size-complex="10pt" style:language-complex="ar" style:country-complex="SA"/>
    </style:style>
    <style:style style:name="Rechtsgrundlagenverzeichnis" style:family="paragraph" style:parent-style-name="Standard" style:next-style-name="Standard">
      <style:paragraph-properties fo:margin-left="1.251cm" fo:margin-right="0cm" fo:margin-top="0.45cm" fo:margin-bottom="0cm" loext:contextual-spacing="false" fo:text-indent="-1.251cm" style:auto-text-indent="false">
        <style:tab-stops>
          <style:tab-stop style:position="1.251cm"/>
        </style:tab-stops>
      </style:paragraph-properties>
    </style:style>
    <style:style style:name="Abbildungsverzeichnis" style:family="paragraph" style:parent-style-name="Standard" style:next-style-name="Standard"/>
    <style:style style:name="RGV-Überschrift" style:family="paragraph" style:parent-style-name="Standard" style:next-style-name="Standard">
      <style:paragraph-properties fo:keep-together="always" fo:keep-with-next="always"/>
      <style:text-properties fo:font-weight="bold" style:font-weight-asian="bold" style:font-name-complex="Arial" style:font-family-complex="Arial" style:font-family-generic-complex="swiss" style:font-pitch-complex="variable" style:font-weight-complex="bold"/>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Subject" style:family="paragraph" style:parent-style-name="Standard">
      <style:text-properties fo:font-weight="bold" style:font-weight-asian="bold"/>
    </style:style>
    <style:style style:name="Subtitle" style:family="paragraph" style:parent-style-name="Standard" style:next-style-name="Standard" style:class="chapter">
      <style:paragraph-properties fo:keep-together="always" fo:keep-with-next="always"/>
      <style:text-properties fo:font-weight="bold" style:font-weight-asian="bold" style:font-name-complex="Arial" style:font-family-complex="Arial" style:font-family-generic-complex="swiss" style:font-pitch-complex="variable"/>
    </style:style>
    <style:style style:name="TextTogether" style:family="paragraph" style:parent-style-name="Standard">
      <style:paragraph-properties fo:keep-together="always" fo:keep-with-next="always"/>
    </style:style>
    <style:style style:name="Introduction" style:family="paragraph" style:parent-style-name="Standard" style:next-style-name="Standard">
      <style:paragraph-properties fo:keep-together="always" fo:keep-with-next="always"/>
    </style:style>
    <style:style style:name="Grußformel" style:family="paragraph" style:parent-style-name="Standard">
      <style:paragraph-properties fo:keep-together="always" fo:keep-with-next="always"/>
    </style:style>
    <style:style style:name="Separator" style:family="paragraph" style:parent-style-name="Standard" style:next-style-name="Standard">
      <style:paragraph-properties fo:padding-left="0cm" fo:padding-right="0cm" fo:padding-top="0cm" fo:padding-bottom="0.035cm" fo:border-left="none" fo:border-right="none" fo:border-top="none" fo:border-bottom="0.51pt solid #000000"/>
    </style:style>
    <style:style style:name="Topic315" style:family="paragraph" style:parent-style-name="Standard">
      <style:paragraph-properties fo:margin-left="3.15cm" fo:margin-right="0cm" fo:keep-together="always" fo:text-indent="-3.15cm" style:auto-text-indent="false"/>
    </style:style>
    <style:style style:name="Topic630" style:family="paragraph" style:parent-style-name="Standard">
      <style:paragraph-properties fo:margin-left="6.301cm" fo:margin-right="0cm" fo:keep-together="always" fo:text-indent="-6.301cm" style:auto-text-indent="false"/>
    </style:style>
    <style:style style:name="Topic945" style:family="paragraph" style:parent-style-name="Standard">
      <style:paragraph-properties fo:margin-left="9.451cm" fo:margin-right="0cm" fo:keep-together="always" fo:text-indent="-9.451cm" style:auto-text-indent="false"/>
    </style:style>
    <style:style style:name="Datum" style:family="paragraph" style:parent-style-name="Standard" style:next-style-name="Standard"/>
    <style:style style:name="Signature" style:family="paragraph" style:parent-style-name="Standard" style:class="text">
      <style:paragraph-properties fo:keep-together="always" fo:keep-with-next="always"/>
    </style:style>
    <style:style style:name="Enclosures" style:family="paragraph" style:parent-style-name="Standard"/>
    <style:style style:name="PositionItem" style:family="paragraph" style:parent-style-name="Standard">
      <style:paragraph-properties fo:margin-left="1.501cm" fo:margin-right="4.001cm" fo:keep-together="always" fo:text-indent="-1.501cm" style:auto-text-indent="false" fo:keep-with-next="always">
        <style:tab-stops>
          <style:tab-stop style:position="13.301cm"/>
          <style:tab-stop style:position="16.002cm" style:type="char" style:char="."/>
        </style:tab-stops>
      </style:paragraph-properties>
    </style:style>
    <style:style style:name="PositionTitle" style:family="paragraph" style:parent-style-name="Standard">
      <style:paragraph-properties fo:margin-left="1.501cm" fo:margin-right="4.001cm" fo:text-indent="0cm" style:auto-text-indent="false">
        <style:tab-stops>
          <style:tab-stop style:position="13.301cm"/>
          <style:tab-stop style:position="16.002cm" style:type="char" style:char="."/>
        </style:tab-stops>
      </style:paragraph-properties>
      <style:text-properties fo:letter-spacing="-0.018cm" fo:language="en" fo:country="GB" fo:font-weight="bold" style:font-weight-asian="bold"/>
    </style:style>
    <style:style style:name="MinutesTitle" style:family="paragraph" style:parent-style-name="Standard" style:next-style-name="Standard">
      <style:paragraph-properties fo:margin-left="0cm" fo:margin-right="4.001cm" fo:text-indent="0cm" style:auto-text-indent="false">
        <style:tab-stops>
          <style:tab-stop style:position="16.503cm" style:type="right"/>
        </style:tab-stops>
      </style:paragraph-properties>
      <style:text-properties fo:font-weight="bold" style:font-weight-asian="bold"/>
    </style:style>
    <style:style style:name="MinutesItem" style:family="paragraph" style:parent-style-name="Standard">
      <style:paragraph-properties fo:margin-left="0cm" fo:margin-right="4.001cm" fo:text-indent="0cm" style:auto-text-indent="false">
        <style:tab-stops>
          <style:tab-stop style:position="16.503cm" style:type="right"/>
        </style:tab-stops>
      </style:paragraph-properties>
    </style:style>
    <style:style style:name="ReturnAddress" style:family="paragraph" style:parent-style-name="Standard">
      <style:paragraph-properties style:line-height-at-least="0.441cm" fo:keep-together="always" fo:padding="0cm" fo:border-left="none" fo:border-right="none" fo:border-top="none" fo:border-bottom="0.51pt solid #000000"/>
      <style:text-properties fo:font-size="8pt" style:font-size-asian="8pt"/>
    </style:style>
    <style:style style:name="zOawDeliveryOption" style:family="paragraph" style:parent-style-name="Standard">
      <style:text-properties fo:font-weight="bold" style:font-weight-asian="bold"/>
    </style:style>
    <style:style style:name="zOawDeliverOption2" style:family="paragraph" style:parent-style-name="Standard">
      <style:text-properties fo:font-weight="bold" style:font-weight-asian="bold"/>
    </style:style>
    <style:style style:name="zOawRecipient" style:family="paragraph" style:parent-style-name="Standard"/>
    <style:style style:name="ListWithNumbers" style:family="paragraph" style:parent-style-name="Standard" style:list-style-name="WW8Num20"/>
    <style:style style:name="ListWithSymbols" style:family="paragraph" style:parent-style-name="Standard" style:list-style-name="WW8Num37">
      <style:paragraph-properties>
        <style:tab-stops>
          <style:tab-stop style:position="0.63cm"/>
        </style:tab-stops>
      </style:paragraph-properties>
    </style:style>
    <style:style style:name="ListWithLetters" style:family="paragraph" style:parent-style-name="Standard" style:list-style-name="WW8Num25"/>
    <style:style style:name="DocumentType" style:family="paragraph" style:parent-style-name="Standard" style:next-style-name="Standard">
      <style:text-properties fo:font-size="16pt" fo:font-weight="bold" style:font-size-asian="16pt" style:font-weight-asian="bold"/>
    </style:style>
    <style:style style:name="OutputprofileTitle" style:family="paragraph" style:parent-style-name="Standard" style:next-style-name="OutputprofileText">
      <style:paragraph-properties fo:margin-top="0.706cm" fo:margin-bottom="0cm" loext:contextual-spacing="false" style:line-height-at-least="0.339cm" fo:keep-together="always"/>
      <style:text-properties fo:font-size="8pt" style:font-size-asian="8pt"/>
    </style:style>
    <style:style style:name="OutputprofileText" style:family="paragraph" style:parent-style-name="Standard">
      <style:paragraph-properties fo:margin-left="0cm" fo:margin-right="4.001cm" style:line-height-at-least="0.339cm" fo:keep-together="always" fo:text-indent="0cm" style:auto-text-indent="false"/>
      <style:text-properties fo:font-size="8pt" style:font-size-asian="8pt"/>
    </style:style>
    <style:style style:name="Blocktext" style:family="paragraph" style:parent-style-name="Standard">
      <style:paragraph-properties style:line-height-at-least="0.423cm"/>
    </style:style>
    <style:style style:name="Textkörper_20_2" style:display-name="Textkörper 2" style:family="paragraph" style:parent-style-name="Standard"/>
    <style:style style:name="Textkörper_20_3" style:display-name="Textkörper 3" style:family="paragraph" style:parent-style-name="Standard">
      <style:text-properties style:font-size-complex="8pt"/>
    </style:style>
    <style:style style:name="Textkörper-Erstzeileneinzug" style:family="paragraph" style:parent-style-name="Text_20_body"/>
    <style:style style:name="Text_20_body_20_indent" style:display-name="Text body indent" style:family="paragraph" style:parent-style-name="Standard" style:class="text"/>
    <style:style style:name="Textkörper-Erstzeileneinzug_20_2" style:display-name="Textkörper-Erstzeileneinzug 2" style:family="paragraph" style:parent-style-name="Text_20_body_20_indent"/>
    <style:style style:name="Textkörper-Einzug_20_2" style:display-name="Textkörper-Einzug 2" style:family="paragraph" style:parent-style-name="Standard"/>
    <style:style style:name="Textkörper-Einzug_20_3" style:display-name="Textkörper-Einzug 3" style:family="paragraph" style:parent-style-name="Standard">
      <style:text-properties style:font-size-complex="8pt"/>
    </style:style>
    <style:style style:name="Addressee" style:family="paragraph" style:parent-style-name="Standard" style:class="extra">
      <style:paragraph-properties fo:margin-left="0.002cm" fo:margin-right="0cm" fo:text-indent="0cm" style:auto-text-indent="false"/>
      <style:text-properties style:font-name-complex="Arial" style:font-family-complex="Arial" style:font-family-generic-complex="swiss" style:font-pitch-complex="variable"/>
    </style:style>
    <style:style style:name="Sender" style:family="paragraph" style:parent-style-name="Standard" style:class="extra">
      <style:text-properties style:font-name-complex="Arial" style:font-family-complex="Arial" style:font-family-generic-complex="swiss" style:font-pitch-complex="variable" style:font-size-complex="10pt"/>
    </style:style>
    <style:style style:name="HTML_20_Adresse" style:display-name="HTML Adresse" style:family="paragraph" style:parent-style-name="Standard">
      <style:text-properties style:font-style-complex="italic"/>
    </style:style>
    <style:style style:name="HTML_20_Vorformatiert" style:display-name="HTML Vorformatiert" style:family="paragraph" style:parent-style-name="Standard">
      <style:text-properties style:font-name-complex="Courier New" style:font-family-complex="'Courier New'" style:font-family-generic-complex="modern" style:font-size-complex="10pt"/>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Nachrichtenkopf" style:family="paragraph" style:parent-style-name="Standard">
      <style:text-properties fo:font-weight="bold" style:font-weight-asian="bold" style:font-name-complex="Arial" style:font-family-complex="Arial" style:font-family-generic-complex="swiss" style:font-pitch-complex="variable"/>
    </style:style>
    <style:style style:name="Standard_20__28_Web_29_" style:display-name="Standard (Web)" style:family="paragraph" style:parent-style-name="Standard"/>
    <style:style style:name="Standardeinzug" style:family="paragraph" style:parent-style-name="Standard">
      <style:paragraph-properties fo:margin-left="3cm" fo:margin-right="0cm" fo:text-indent="0cm" style:auto-text-indent="false"/>
    </style:style>
    <style:style style:name="Fuß_2f_-Endnotenüberschrift" style:display-name="Fuß/-Endnotenüberschrift" style:family="paragraph" style:parent-style-name="Standard" style:next-style-name="Standard"/>
    <style:style style:name="Nur_20_Text" style:display-name="Nur Text" style:family="paragraph" style:parent-style-name="Standard">
      <style:text-properties style:font-name-complex="Courier New" style:font-family-complex="'Courier New'" style:font-family-generic-complex="modern" style:font-size-complex="10pt"/>
    </style:style>
    <style:style style:name="Anrede" style:family="paragraph" style:parent-style-name="Standard" style:next-style-name="Standard">
      <style:paragraph-properties fo:keep-together="always"/>
    </style:style>
    <style:style style:name="CityDate" style:family="paragraph" style:parent-style-name="Standard">
      <style:paragraph-properties style:line-height-at-least="0.339cm"/>
      <style:text-properties fo:font-size="8pt" fo:language="en" fo:country="GB" style:font-size-asian="8pt"/>
    </style:style>
    <style:style style:name="ListWithCheckboxes" style:family="paragraph" style:parent-style-name="Standard" style:list-style-name="WW8Num36"/>
    <style:style style:name="TakeTitle" style:family="paragraph" style:parent-style-name="Standard" style:list-style-name="WW8Num37"/>
    <style:style style:name="E-Mail-Signatur" style:family="paragraph" style:parent-style-name="Standard"/>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Listenfortsetzung" style:family="paragraph" style:parent-style-name="Standard">
      <style:paragraph-properties fo:margin-left="0.499cm" fo:margin-right="0cm" fo:margin-top="0cm" fo:margin-bottom="0.212cm" loext:contextual-spacing="false" fo:text-indent="0cm" style:auto-text-indent="false"/>
    </style:style>
    <style:style style:name="Listenfortsetzung_20_2" style:display-name="Listenfortsetzung 2" style:family="paragraph" style:parent-style-name="Standard">
      <style:paragraph-properties fo:margin-left="0.998cm" fo:margin-right="0cm" fo:margin-top="0cm" fo:margin-bottom="0.212cm" loext:contextual-spacing="false" fo:text-indent="0cm" style:auto-text-indent="false"/>
    </style:style>
    <style:style style:name="Listenfortsetzung_20_3" style:display-name="Listenfortsetzung 3" style:family="paragraph" style:parent-style-name="Standard">
      <style:paragraph-properties fo:margin-left="1.498cm" fo:margin-right="0cm" fo:margin-top="0cm" fo:margin-bottom="0.212cm" loext:contextual-spacing="false" fo:text-indent="0cm" style:auto-text-indent="false"/>
    </style:style>
    <style:style style:name="Listenfortsetzung_20_4" style:display-name="Listenfortsetzung 4" style:family="paragraph" style:parent-style-name="Standard">
      <style:paragraph-properties fo:margin-left="1.997cm" fo:margin-right="0cm" fo:margin-top="0cm" fo:margin-bottom="0.212cm" loext:contextual-spacing="false" fo:text-indent="0cm" style:auto-text-indent="false"/>
    </style:style>
    <style:style style:name="Listenfortsetzung_20_5" style:display-name="Listenfortsetzung 5" style:family="paragraph" style:parent-style-name="Standard">
      <style:paragraph-properties fo:margin-left="2.496cm" fo:margin-right="0cm" fo:margin-top="0cm" fo:margin-bottom="0.212cm" loext:contextual-spacing="false" fo:text-indent="0cm" style:auto-text-indent="false"/>
    </style:style>
    <style:style style:name="Listennummer" style:family="paragraph" style:parent-style-name="Standard" style:list-style-name="WW8Num9"/>
    <style:style style:name="Listennummer_20_2" style:display-name="Listennummer 2" style:family="paragraph" style:parent-style-name="Standard" style:list-style-name="WW8Num4"/>
    <style:style style:name="Listennummer_20_3" style:display-name="Listennummer 3" style:family="paragraph" style:parent-style-name="Standard" style:list-style-name="WW8Num3"/>
    <style:style style:name="Listennummer_20_4" style:display-name="Listennummer 4" style:family="paragraph" style:parent-style-name="Standard" style:list-style-name="WW8Num2"/>
    <style:style style:name="Listennummer_20_5" style:display-name="Listennummer 5" style:family="paragraph" style:parent-style-name="Standard" style:list-style-name="WW8Num1"/>
    <style:style style:name="ReferenceBlock" style:family="paragraph" style:parent-style-name="Standard">
      <style:paragraph-properties style:line-height-at-least="0.335cm"/>
      <style:text-properties fo:font-size="8pt" style:font-size-asian="8pt"/>
    </style:style>
    <style:style style:name="Copyright" style:family="paragraph" style:parent-style-name="Standard">
      <style:text-properties fo:font-size="8pt" fo:language="en" fo:country="GB" style:font-size-asian="8pt"/>
    </style:style>
    <style:style style:name="Titel_20_Certificate" style:display-name="Titel Certificate" style:family="paragraph" style:parent-style-name="Standard" style:next-style-name="Standard">
      <style:paragraph-properties style:line-height-at-least="0.9cm"/>
      <style:text-properties fo:font-size="21pt" fo:language="en" fo:country="GB" fo:font-weight="bold" style:font-size-asian="21pt" style:font-weight-asian="bold"/>
    </style:style>
    <style:style style:name="ReferenceBlockLine1" style:family="paragraph" style:parent-style-name="ReferenceBlock">
      <style:paragraph-properties fo:line-height="100%"/>
      <style:text-properties fo:font-size="3pt" fo:language="en" fo:country="GB" style:font-size-asian="3pt"/>
    </style:style>
    <style:style style:name="Page" style:family="paragraph" style:parent-style-name="Standard">
      <style:paragraph-properties style:line-height-at-least="0.339cm"/>
      <style:text-properties fo:font-size="8pt" fo:language="en" fo:country="GB" style:font-size-asian="8pt"/>
    </style:style>
    <style:style style:name="CityDateSecondPage" style:family="paragraph" style:parent-style-name="Standard">
      <style:paragraph-properties fo:margin-top="0.847cm" fo:margin-bottom="0cm" loext:contextual-spacing="false"/>
      <style:text-properties fo:font-size="8pt" fo:language="en" fo:country="GB" style:font-size-asian="8pt"/>
    </style:style>
    <style:style style:name="DocType" style:family="paragraph" style:parent-style-name="Standard">
      <style:paragraph-properties style:line-height-at-least="0.339cm"/>
      <style:text-properties fo:font-size="8pt" style:font-size-asian="8pt"/>
    </style:style>
    <style:style style:name="ToWhom" style:family="paragraph" style:parent-style-name="Standard" style:next-style-name="Standard">
      <style:text-properties fo:font-size="8pt" style:font-size-asian="8pt"/>
    </style:style>
    <style:style style:name="Kein_20_Leerraum" style:display-name="Kein Leerraum" style:family="paragraph">
      <style:paragraph-properties fo:orphans="2" fo:widows="2"/>
      <style:text-properties style:use-window-font-color="true" style:font-name="Calibri" fo:font-family="Calibri" style:font-family-generic="swiss" style:font-pitch="variable" fo:font-size="11pt" fo:language="de" fo:country="CH"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fo:padding="0cm" fo:border="none" style:shadow="non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variant="normal" fo:text-transform="none" style:text-outline="false" style:text-line-through-style="none" style:text-line-through-type="none" style:text-position="0% 100%" fo:text-shadow="none" text:display="true"/>
    </style:style>
    <style:style style:name="WW8Num11z4" style:family="text">
      <style:text-properties fo:font-variant="normal" fo:text-transform="none" style:text-outline="false" style:text-line-through-style="none" style:text-line-through-type="none" style:text-position="0% 100%" fo:font-size="10pt" fo:font-style="normal" fo:text-shadow="none" fo:font-weight="bold" style:font-size-asian="10pt" style:font-style-asian="normal" style:font-weight-asian="bold" text:display="true"/>
    </style:style>
    <style:style style:name="WW8Num11z5" style:family="text">
      <style:text-properties fo:font-size="10pt" fo:font-style="normal" fo:font-weight="bold" style:font-size-asian="10pt" style:font-style-asian="normal" style:font-weight-asian="bold"/>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fo:text-shadow="none" text:display="true"/>
    </style:style>
    <style:style style:name="WW8Num25z1" style:family="text">
      <style:text-properties fo:font-variant="normal" fo:text-transform="none" style:text-outline="false" style:text-line-through-style="none" style:text-line-through-type="none" style:text-position="0% 100%" fo:text-shadow="none" text:display="true"/>
    </style:style>
    <style:style style:name="WW8Num25z2" style:family="text"/>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variant="normal" fo:text-transform="none" style:text-outline="false" style:text-line-through-style="none" style:text-line-through-type="none" style:text-position="0% 100%" fo:text-shadow="none" text:display="true"/>
    </style:style>
    <style:style style:name="WW8Num34z4" style:family="text">
      <style:text-properties fo:font-variant="normal" fo:text-transform="none" style:text-outline="false" style:text-line-through-style="none" style:text-line-through-type="none" style:text-position="0% 100%" style:font-name="Arial" fo:font-family="Arial" style:font-family-generic="swiss" style:font-pitch="variable" fo:font-size="10pt" fo:font-style="normal" fo:text-shadow="none" fo:font-weight="bold" style:font-size-asian="10pt" style:font-style-asian="normal" style:font-weight-asian="bold" style:font-name-complex="Arial" style:font-family-complex="Arial" style:font-family-generic-complex="swiss" style:font-pitch-complex="variable" text:display="true"/>
    </style:style>
    <style:style style:name="WW8Num34z5"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35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ZapfDingbats" fo:font-family="ZapfDingbats" style:font-family-generic="decorative" style:font-pitch="variable" style:font-charset="x-symbol" fo:font-size="11pt" style:font-size-asian="11pt" style:font-name-complex="ZapfDingbats" style:font-family-complex="ZapfDingbats" style:font-family-generic-complex="decorative" style:font-pitch-complex="variable" style:font-charset-complex="x-symbol"/>
    </style:style>
    <style:style style:name="WW8Num36z1" style:family="text">
      <style:text-properties style:font-name="ZapfDingbats" fo:font-family="ZapfDingbats" style:font-family-generic="decorative" style:font-pitch="variable" style:font-charset="x-symbol" style:font-name-complex="ZapfDingbats" style:font-family-complex="ZapfDingbats" style:font-family-generic-complex="decorative" style:font-pitch-complex="variable" style:font-charset-complex="x-symbol"/>
    </style:style>
    <style:style style:name="WW8Num37z0" style:family="text">
      <style:text-properties style:font-name="Arial" fo:font-family="Arial" style:font-family-generic="swiss" style:font-pitch="variable" style:font-name-complex="Arial" style:font-family-complex="Arial" style:font-family-generic-complex="swiss" style:font-pitch-complex="variable"/>
    </style:style>
    <style:style style:name="Absatz-Standardschriftart" style:family="text">
      <style:text-properties fo:language="de" fo:country="CH"/>
    </style:style>
    <style:style style:name="Internet_20_link" style:display-name="Internet link" style:family="text">
      <style:text-properties fo:color="#000000" style:text-line-through-style="none" style:text-line-through-type="none" style:text-position="0% 100%" style:font-name="Times New Roman" fo:font-family="'Times New Roman'" style:font-family-generic="roman" style:font-pitch="variable" fo:font-size="10.5pt" fo:language="de" fo:country="CH" style:text-underline-style="none" style:font-size-asian="10.5pt" style:font-name-complex="Times New Roman" style:font-family-complex="'Times New Roman'" style:font-family-generic-complex="roman" style:font-pitch-complex="variable"/>
    </style:style>
    <style:style style:name="Kommentarzeichen" style:family="text">
      <style:text-properties style:font-name="Times New Roman" fo:font-family="'Times New Roman'" style:font-family-generic="roman" style:font-pitch="variable" fo:font-size="7pt" fo:language="de" fo:country="CH" style:font-size-asian="7pt" style:font-name-complex="Times New Roman" style:font-family-complex="'Times New Roman'" style:font-family-generic-complex="roman" style:font-pitch-complex="variable" style:font-size-complex="8pt"/>
    </style:style>
    <style:style style:name="Endnote_20_Symbol" style:display-name="Endnote Symbol" style:family="text">
      <style:text-properties style:text-position="super 58%"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Strong_20_Emphasis" style:display-name="Strong Emphasis" style:family="text">
      <style:text-properties style:font-name="Times New Roman" fo:font-family="'Times New Roman'" style:font-family-generic="roman" style:font-pitch="variable" fo:language="de" fo:country="CH" fo:font-weight="bold" style:font-weight-asian="bold" style:font-name-complex="Times New Roman" style:font-family-complex="'Times New Roman'" style:font-family-generic-complex="roman" style:font-pitch-complex="variable" style:font-weight-complex="bold"/>
    </style:style>
    <style:style style:name="Description" style:family="text">
      <style:text-properties style:font-name="Times New Roman" fo:font-family="'Times New Roman'" style:font-family-generic="roman" style:font-pitch="variable" fo:font-size="7pt" fo:language="de" fo:country="CH" style:font-size-asian="7pt" style:font-name-complex="Times New Roman" style:font-family-complex="'Times New Roman'" style:font-family-generic-complex="roman" style:font-pitch-complex="variable"/>
    </style:style>
    <style:style style:name="Emphasis" style:family="text">
      <style:text-properties style:font-name="Times New Roman" fo:font-family="'Times New Roman'" style:font-family-generic="roman" style:font-pitch="variable" fo:language="de" fo:country="CH" fo:font-style="italic" style:font-style-asian="italic" style:font-name-complex="Times New Roman" style:font-family-complex="'Times New Roman'" style:font-family-generic-complex="roman" style:font-pitch-complex="variable" style:font-style-complex="italic"/>
    </style:style>
    <style:style style:name="Visited_20_Internet_20_Link" style:display-name="Visited Internet Link" style:family="text">
      <style:text-properties style:text-line-through-style="none" style:text-line-through-type="none" style:text-position="0% 100%" style:font-name="Times New Roman" fo:font-family="'Times New Roman'" style:font-family-generic="roman" style:font-pitch="variable" fo:language="de" fo:country="CH" style:text-underline-style="none" style:font-name-complex="Times New Roman" style:font-family-complex="'Times New Roman'" style:font-family-generic-complex="roman" style:font-pitch-complex="variable"/>
    </style:style>
    <style:style style:name="HTML_20_Zitat" style:display-name="HTML Zitat"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HTML_20_Code" style:display-name="HTML Code"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font-size-complex="10pt"/>
    </style:style>
    <style:style style:name="HTML_20_Definition" style:display-name="HTML Definition"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HTML_20_Tastatur" style:display-name="HTML Tastatur"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font-size-complex="10pt"/>
    </style:style>
    <style:style style:name="HTML_20_Beispiel" style:display-name="HTML Beispiel" style:family="text">
      <style:text-properties style:font-name="Times New Roman" fo:font-family="'Times New Roman'" style:font-family-generic="roman" style:font-pitch="variable" fo:font-size="11pt" fo:language="de" fo:country="CH" style:font-size-asian="11pt" style:font-name-complex="Courier New" style:font-family-complex="'Courier New'" style:font-family-generic-complex="modern"/>
    </style:style>
    <style:style style:name="HTML_20_Schreibmaschine" style:display-name="HTML Schreibmaschine" style:family="text">
      <style:text-properties style:font-name="Times New Roman" fo:font-family="'Times New Roman'" style:font-family-generic="roman" style:font-pitch="variable" fo:font-size="10pt" fo:language="de" fo:country="CH" style:font-size-asian="10pt" style:font-name-complex="Courier New" style:font-family-complex="'Courier New'" style:font-family-generic-complex="modern" style:font-size-complex="10pt"/>
    </style:style>
    <style:style style:name="HTML_20_Variable" style:display-name="HTML Variable"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font-style-complex="italic"/>
    </style:style>
    <style:style style:name="Line_20_numbering" style:display-name="Line numbering"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Page_20_Number" style:display-name="Page Number"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HTML_20_Akronym" style:display-name="HTML Akronym" style:family="text">
      <style:text-properties style:font-name="Times New Roman" fo:font-family="'Times New Roman'" style:font-family-generic="roman" style:font-pitch="variable" fo:language="de" fo:country="CH" style:font-name-complex="Times New Roman" style:font-family-complex="'Times New Roman'" style:font-family-generic-complex="roman" style:font-pitch-complex="variable"/>
    </style:style>
    <style:style style:name="Page_20_Char" style:display-name="Page Char" style:family="text">
      <style:text-properties fo:font-size="8pt" fo:letter-spacing="0.007cm" fo:language="en" fo:country="GB" style:font-size-asian="8pt" style:font-size-complex="12pt" style:language-complex="ar" style:country-complex="SA"/>
    </style:style>
    <style:style style:name="Weak" style:family="text">
      <style:text-properties fo:language="de" fo:country="CH" fo:font-style="italic" style:font-style-asian="italic" style:font-weight-complex="bold"/>
    </style:style>
    <style:style style:name="ReturnAddress_20_Char" style:display-name="ReturnAddress Char" style:family="text">
      <style:text-properties fo:font-size="8pt" fo:letter-spacing="0.007cm" fo:language="de" fo:country="CH" style:font-size-asian="8pt" style:font-size-complex="12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suffix="." style:num-format="1">
        <style:list-level-properties text:list-level-position-and-space-mode="label-alignment">
          <style:list-level-label-alignment text:label-followed-by="listtab" fo:text-indent="-0.7cm" fo:margin-left="0.7cm"/>
        </style:list-level-properties>
      </text:outline-level-style>
      <text:outline-level-style text:level="2" text:style-name="WW8Num11z0" style:num-suffix="." style:num-format="1" text:display-levels="2">
        <style:list-level-properties text:list-level-position-and-space-mode="label-alignment">
          <style:list-level-label-alignment text:label-followed-by="listtab" fo:margin-left="0.3cm"/>
        </style:list-level-properties>
      </text:outline-level-style>
      <text:outline-level-style text:level="3" text:style-name="WW8Num11z0" style:num-suffix="." style:num-format="1" text:display-levels="3">
        <style:list-level-properties text:list-level-position-and-space-mode="label-alignment">
          <style:list-level-label-alignment text:label-followed-by="listtab" fo:margin-left="0.55cm"/>
        </style:list-level-properties>
      </text:outline-level-style>
      <text:outline-level-style text:level="4" text:style-name="WW8Num11z0" style:num-suffix="." style:num-format="1" text:display-levels="4">
        <style:list-level-properties text:list-level-position-and-space-mode="label-alignment">
          <style:list-level-label-alignment text:label-followed-by="listtab"/>
        </style:list-level-properties>
      </text:outline-level-style>
      <text:outline-level-style text:level="5" text:style-name="WW8Num11z4" style:num-suffix="." style:num-format="1" text:display-levels="5">
        <style:list-level-properties text:list-level-position-and-space-mode="label-alignment">
          <style:list-level-label-alignment text:label-followed-by="listtab"/>
        </style:list-level-properties>
      </text:outline-level-style>
      <text:outline-level-style text:level="6" text:style-name="WW8Num11z5" style:num-suffix="." style:num-format="1" text:display-levels="6">
        <style:list-level-properties text:list-level-position-and-space-mode="label-alignment">
          <style:list-level-label-alignment text:label-followed-by="listtab"/>
        </style:list-level-properties>
      </text:outline-level-style>
      <text:outline-level-style text:level="7" text:style-name="WW8Num11z5" style:num-suffix="." style:num-format="1" text:display-levels="7">
        <style:list-level-properties text:list-level-position-and-space-mode="label-alignment">
          <style:list-level-label-alignment text:label-followed-by="listtab"/>
        </style:list-level-properties>
      </text:outline-level-style>
      <text:outline-level-style text:level="8" text:style-name="WW8Num11z5" style:num-suffix="." style:num-format="1" text:display-levels="8">
        <style:list-level-properties text:list-level-position-and-space-mode="label-alignment">
          <style:list-level-label-alignment text:label-followed-by="listtab"/>
        </style:list-level-properties>
      </text:outline-level-style>
      <text:outline-level-style text:level="9" text:style-name="WW8Num11z5" style:num-suffix="."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7cm" fo:margin-left="0.7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margin-left="0.3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0.55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1z5" style:num-suffix="." style:num-format="1" text:display-levels="7">
        <style:list-level-properties text:list-level-position-and-space-mode="label-alignment">
          <style:list-level-label-alignment text:label-followed-by="listtab"/>
        </style:list-level-properties>
      </text:list-level-style-number>
      <text:list-level-style-number text:level="8" text:style-name="WW8Num11z5" style:num-suffix="." style:num-format="1" text:display-levels="8">
        <style:list-level-properties text:list-level-position-and-space-mode="label-alignment">
          <style:list-level-label-alignment text:label-followed-by="listtab"/>
        </style:list-level-properties>
      </text:list-level-style-number>
      <text:list-level-style-number text:level="9" text:style-name="WW8Num11z5"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14z1" style:num-prefix="Section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14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14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14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14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text:style-name="WW8Num20z0" style:num-format="1">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text:style-name="WW8Num20z0" style:num-format="1">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text:style-name="WW8Num20z0" style:num-format="1">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text:style-name="WW8Num20z0" style:num-format="1">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text:style-name="WW8Num20z0" style:num-format="1">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text:style-name="WW8Num20z0" style:num-suffix="." style:num-format="1">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text:style-name="WW8Num20z0" style:num-suffix="." style:num-format="1">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2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2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2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2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2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format="A" style:num-letter-sync="true">
        <style:list-level-properties text:list-level-position-and-space-mode="label-alignment">
          <style:list-level-label-alignment text:label-followed-by="listtab" text:list-tab-stop-position="1.259cm" fo:text-indent="-0.63cm" fo:margin-left="1.259cm"/>
        </style:list-level-properties>
      </text:list-level-style-number>
      <text:list-level-style-number text:level="3" text:style-name="WW8Num25z2" style:num-suffix="." style:num-format="A" style:num-letter-sync="true">
        <style:list-level-properties text:list-level-position-and-space-mode="label-alignment">
          <style:list-level-label-alignment text:label-followed-by="listtab" text:list-tab-stop-position="1.891cm" fo:text-indent="-0.631cm" fo:margin-left="1.891cm"/>
        </style:list-level-properties>
      </text:list-level-style-number>
      <text:list-level-style-number text:level="4" text:style-name="WW8Num25z2" style:num-suffix="." style:num-format="A" style:num-letter-sync="true">
        <style:list-level-properties text:list-level-position-and-space-mode="label-alignment">
          <style:list-level-label-alignment text:label-followed-by="listtab" text:list-tab-stop-position="2.521cm" fo:text-indent="-0.63cm" fo:margin-left="2.521cm"/>
        </style:list-level-properties>
      </text:list-level-style-number>
      <text:list-level-style-number text:level="5" text:style-name="WW8Num25z2" style:num-suffix="." style:num-format="A" style:num-letter-sync="true">
        <style:list-level-properties text:list-level-position-and-space-mode="label-alignment">
          <style:list-level-label-alignment text:label-followed-by="listtab" text:list-tab-stop-position="3.15cm" fo:text-indent="-0.63cm" fo:margin-left="3.15cm"/>
        </style:list-level-properties>
      </text:list-level-style-number>
      <text:list-level-style-number text:level="6" text:style-name="WW8Num25z2" style:num-suffix="." style:num-format="A" style:num-letter-sync="true">
        <style:list-level-properties text:list-level-position-and-space-mode="label-alignment">
          <style:list-level-label-alignment text:label-followed-by="listtab" text:list-tab-stop-position="3.78cm" fo:text-indent="-0.63cm" fo:margin-left="3.78cm"/>
        </style:list-level-properties>
      </text:list-level-style-number>
      <text:list-level-style-number text:level="7" text:style-name="WW8Num25z2" style:num-suffix="." style:num-format="A" style:num-letter-sync="true">
        <style:list-level-properties text:list-level-position-and-space-mode="label-alignment">
          <style:list-level-label-alignment text:label-followed-by="listtab" text:list-tab-stop-position="4.41cm" fo:text-indent="-0.63cm" fo:margin-left="4.41cm"/>
        </style:list-level-properties>
      </text:list-level-style-number>
      <text:list-level-style-number text:level="8" text:style-name="WW8Num25z2" style:num-suffix="." style:num-format="A" style:num-letter-sync="true">
        <style:list-level-properties text:list-level-position-and-space-mode="label-alignment">
          <style:list-level-label-alignment text:label-followed-by="listtab" text:list-tab-stop-position="5.041cm" fo:text-indent="-0.631cm" fo:margin-left="5.041cm"/>
        </style:list-level-properties>
      </text:list-level-style-number>
      <text:list-level-style-number text:level="9" text:style-name="WW8Num25z2" style:num-suffix="." style:num-format="A" style:num-letter-sync="true">
        <style:list-level-properties text:list-level-position-and-space-mode="label-alignment">
          <style:list-level-label-alignment text:label-followed-by="listtab" text:list-tab-stop-position="5.671cm" fo:text-indent="-0.63cm" fo:margin-left="5.6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space"/>
        </style:list-level-properties>
      </text:list-level-style-number>
      <text:list-level-style-number text:level="2" text:style-name="WW8Num34z0" style:num-format="1" text:display-levels="2">
        <style:list-level-properties text:list-level-position-and-space-mode="label-alignment">
          <style:list-level-label-alignment text:label-followed-by="space"/>
        </style:list-level-properties>
      </text:list-level-style-number>
      <text:list-level-style-number text:level="3" text:style-name="WW8Num34z0" style:num-format="1" text:display-levels="3">
        <style:list-level-properties text:list-level-position-and-space-mode="label-alignment">
          <style:list-level-label-alignment text:label-followed-by="space"/>
        </style:list-level-properties>
      </text:list-level-style-number>
      <text:list-level-style-number text:level="4" text:style-name="WW8Num34z0" style:num-format="1" text:display-levels="4">
        <style:list-level-properties text:list-level-position-and-space-mode="label-alignment">
          <style:list-level-label-alignment text:label-followed-by="space"/>
        </style:list-level-properties>
      </text:list-level-style-number>
      <text:list-level-style-number text:level="5" text:style-name="WW8Num34z4" style:num-format="1" text:display-levels="5">
        <style:list-level-properties text:list-level-position-and-space-mode="label-alignment">
          <style:list-level-label-alignment text:label-followed-by="space"/>
        </style:list-level-properties>
      </text:list-level-style-number>
      <text:list-level-style-number text:level="6" text:style-name="WW8Num34z5" style:num-format="1" text:display-levels="6">
        <style:list-level-properties text:list-level-position-and-space-mode="label-alignment">
          <style:list-level-label-alignment text:label-followed-by="space"/>
        </style:list-level-properties>
      </text:list-level-style-number>
      <text:list-level-style-number text:level="7" text:style-name="WW8Num34z5" style:num-format="1" text:display-levels="7">
        <style:list-level-properties text:list-level-position-and-space-mode="label-alignment">
          <style:list-level-label-alignment text:label-followed-by="space"/>
        </style:list-level-properties>
      </text:list-level-style-number>
      <text:list-level-style-number text:level="8" text:style-name="WW8Num34z5" style:num-format="1" text:display-levels="8">
        <style:list-level-properties text:list-level-position-and-space-mode="label-alignment">
          <style:list-level-label-alignment text:label-followed-by="space"/>
        </style:list-level-properties>
      </text:list-level-style-number>
      <text:list-level-style-number text:level="9" text:style-name="WW8Num34z5"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ZapfDingbats"/>
      </text:list-level-style-bullet>
      <text:list-level-style-bullet text:level="2" text:style-name="WW8Num36z1"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ZapfDingbats"/>
      </text:list-level-style-bullet>
      <text:list-level-style-bullet text:level="3" text:style-name="WW8Num36z1"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ZapfDingbats"/>
      </text:list-level-style-bullet>
      <text:list-level-style-bullet text:level="4" text:style-name="WW8Num36z1" style:num-suffix="." text:bullet-char="">
        <style:list-level-properties text:list-level-position-and-space-mode="label-alignment">
          <style:list-level-label-alignment text:label-followed-by="listtab" text:list-tab-stop-position="2.521cm" fo:text-indent="-0.63cm" fo:margin-left="2.521cm"/>
        </style:list-level-properties>
        <style:text-properties style:font-name="ZapfDingbats"/>
      </text:list-level-style-bullet>
      <text:list-level-style-bullet text:level="5" text:style-name="WW8Num36z1" style:num-suffix="." text:bullet-char="">
        <style:list-level-properties text:list-level-position-and-space-mode="label-alignment">
          <style:list-level-label-alignment text:label-followed-by="listtab" text:list-tab-stop-position="3.15cm" fo:text-indent="-0.63cm" fo:margin-left="3.15cm"/>
        </style:list-level-properties>
        <style:text-properties style:font-name="ZapfDingbats"/>
      </text:list-level-style-bullet>
      <text:list-level-style-bullet text:level="6" text:style-name="WW8Num36z1" style:num-suffix="." text:bullet-char="">
        <style:list-level-properties text:list-level-position-and-space-mode="label-alignment">
          <style:list-level-label-alignment text:label-followed-by="listtab" text:list-tab-stop-position="3.78cm" fo:text-indent="-0.63cm" fo:margin-left="3.78cm"/>
        </style:list-level-properties>
        <style:text-properties style:font-name="ZapfDingbats"/>
      </text:list-level-style-bullet>
      <text:list-level-style-bullet text:level="7" text:style-name="WW8Num36z1" style:num-suffix="." text:bullet-char="">
        <style:list-level-properties text:list-level-position-and-space-mode="label-alignment">
          <style:list-level-label-alignment text:label-followed-by="listtab" text:list-tab-stop-position="4.41cm" fo:text-indent="-0.63cm" fo:margin-left="4.41cm"/>
        </style:list-level-properties>
        <style:text-properties style:font-name="ZapfDingbats"/>
      </text:list-level-style-bullet>
      <text:list-level-style-bullet text:level="8" text:style-name="WW8Num36z1" style:num-suffix="." text:bullet-char="">
        <style:list-level-properties text:list-level-position-and-space-mode="label-alignment">
          <style:list-level-label-alignment text:label-followed-by="listtab" text:list-tab-stop-position="5.041cm" fo:text-indent="-0.631cm" fo:margin-left="5.041cm"/>
        </style:list-level-properties>
        <style:text-properties style:font-name="ZapfDingbats"/>
      </text:list-level-style-bullet>
      <text:list-level-style-bullet text:level="9" text:style-name="WW8Num36z1" style:num-suffix="." text:bullet-char="">
        <style:list-level-properties text:list-level-position-and-space-mode="label-alignment">
          <style:list-level-label-alignment text:label-followed-by="listtab" text:list-tab-stop-position="5.671cm" fo:text-indent="-0.63cm" fo:margin-left="5.671cm"/>
        </style:list-level-properties>
        <style:text-properties style:font-name="ZapfDingbat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63cm" fo:margin-left="0.63cm"/>
        </style:list-level-properties>
        <style:text-properties style:font-name="Arial"/>
      </text:list-level-style-bullet>
      <text:list-level-style-bullet text:level="2" text:style-name="WW8Num37z0" style:num-suffix="." text:bullet-char="-">
        <style:list-level-properties text:list-level-position-and-space-mode="label-alignment">
          <style:list-level-label-alignment text:label-followed-by="listtab" text:list-tab-stop-position="1.259cm" fo:text-indent="-0.63cm" fo:margin-left="1.259cm"/>
        </style:list-level-properties>
        <style:text-properties style:font-name="Arial"/>
      </text:list-level-style-bullet>
      <text:list-level-style-bullet text:level="3" text:style-name="WW8Num37z0" style:num-suffix="." text:bullet-char="-">
        <style:list-level-properties text:list-level-position-and-space-mode="label-alignment">
          <style:list-level-label-alignment text:label-followed-by="listtab" text:list-tab-stop-position="1.891cm" fo:text-indent="-0.631cm" fo:margin-left="1.891cm"/>
        </style:list-level-properties>
        <style:text-properties style:font-name="Arial"/>
      </text:list-level-style-bullet>
      <text:list-level-style-bullet text:level="4" text:style-name="WW8Num37z0" style:num-suffix="." text:bullet-char="-">
        <style:list-level-properties text:list-level-position-and-space-mode="label-alignment">
          <style:list-level-label-alignment text:label-followed-by="listtab" text:list-tab-stop-position="2.521cm" fo:text-indent="-0.63cm" fo:margin-left="2.521cm"/>
        </style:list-level-properties>
        <style:text-properties style:font-name="Arial"/>
      </text:list-level-style-bullet>
      <text:list-level-style-bullet text:level="5" text:style-name="WW8Num37z0" style:num-suffix="." text:bullet-char="-">
        <style:list-level-properties text:list-level-position-and-space-mode="label-alignment">
          <style:list-level-label-alignment text:label-followed-by="listtab" text:list-tab-stop-position="3.15cm" fo:text-indent="-0.63cm" fo:margin-left="3.15cm"/>
        </style:list-level-properties>
        <style:text-properties style:font-name="Arial"/>
      </text:list-level-style-bullet>
      <text:list-level-style-bullet text:level="6" text:style-name="WW8Num37z0" style:num-suffix="." text:bullet-char="-">
        <style:list-level-properties text:list-level-position-and-space-mode="label-alignment">
          <style:list-level-label-alignment text:label-followed-by="listtab" text:list-tab-stop-position="3.78cm" fo:text-indent="-0.63cm" fo:margin-left="3.78cm"/>
        </style:list-level-properties>
        <style:text-properties style:font-name="Arial"/>
      </text:list-level-style-bullet>
      <text:list-level-style-bullet text:level="7" text:style-name="WW8Num37z0" style:num-suffix="." text:bullet-char="-">
        <style:list-level-properties text:list-level-position-and-space-mode="label-alignment">
          <style:list-level-label-alignment text:label-followed-by="listtab" text:list-tab-stop-position="4.41cm" fo:text-indent="-0.63cm" fo:margin-left="4.41cm"/>
        </style:list-level-properties>
        <style:text-properties style:font-name="Arial"/>
      </text:list-level-style-bullet>
      <text:list-level-style-bullet text:level="8" text:style-name="WW8Num37z0" style:num-suffix="." text:bullet-char="-">
        <style:list-level-properties text:list-level-position-and-space-mode="label-alignment">
          <style:list-level-label-alignment text:label-followed-by="listtab" text:list-tab-stop-position="5.041cm" fo:text-indent="-0.631cm" fo:margin-left="5.041cm"/>
        </style:list-level-properties>
        <style:text-properties style:font-name="Arial"/>
      </text:list-level-style-bullet>
      <text:list-level-style-bullet text:level="9" text:style-name="WW8Num37z0" style:num-suffix="." text:bullet-char="-">
        <style:list-level-properties text:list-level-position-and-space-mode="label-alignment">
          <style:list-level-label-alignment text:label-followed-by="listtab" text:list-tab-stop-position="5.671cm" fo:text-indent="-0.63cm" fo:margin-left="5.67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9.006cm" fo:margin-right="0cm" fo:text-indent="1.501cm" style:auto-text-indent="false"/>
      <style:text-properties fo:language="none" fo:country="none" style:language-asian="none" style:country-asian="none"/>
    </style:style>
    <style:style style:name="MP2" style:family="paragraph" style:parent-style-name="OutputprofileTitle">
      <style:paragraph-properties fo:margin-left="0cm" fo:margin-right="0.635cm" fo:text-indent="0cm" style:auto-text-indent="false">
        <style:tab-stops>
          <style:tab-stop style:position="7.447cm" style:type="center"/>
        </style:tab-stops>
      </style:paragraph-properties>
    </style:style>
    <style:style style:name="MP3" style:family="paragraph" style:parent-style-name="Standard">
      <style:text-properties fo:language="en" fo:country="GB" style:language-asian="none" style:country-asian="none"/>
    </style:style>
    <style:style style:name="MP4" style:family="paragraph" style:parent-style-name="DocType">
      <style:paragraph-properties fo:line-height="100%"/>
    </style:style>
    <style:style style:name="MT1" style:family="text"/>
    <style:style style:name="MT2" style:family="text">
      <style:text-properties fo:language="de" fo:country="CH"/>
    </style:style>
    <style:style style:name="MT3" style:family="text">
      <style:text-properties fo:language="en" fo:country="GB"/>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cm" fo:margin-bottom="0.801cm" fo:margin-left="3.35cm" fo:margin-right="2.12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9cm" fo:margin-left="0cm" fo:margin-right="0cm" fo:margin-bottom="3.801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3.35cm" fo:margin-right="2.12cm"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5cm" fo:margin-left="0cm" fo:margin-right="0cm" fo:margin-bottom="2.951cm" style:dynamic-spacing="true"/>
      </style:header-style>
      <style:footer-style>
        <style:header-footer-properties fo:min-height="1.88cm" fo:margin-left="0cm" fo:margin-right="0cm" fo:margin-top="1.782cm"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Oaw.2007080614125898476083.01745" text:anchor-type="char" svg:x="0cm" svg:y="0cm" svg:width="21.008cm" svg:height="5.009cm" draw:z-index="5"><draw:image xlink:href="Pictures/200000B0000069D5000019521AEC1DE29AC50A2C.wmf" xlink:type="simple" xlink:show="embed" xlink:actuate="onLoad"/></draw:frame></text:p>
      </style:header>
      <style:footer>
        <text:p text:style-name="MP2"><draw:frame draw:style-name="Mfr2" draw:name="Frame2" text:anchor-type="paragraph" svg:y="0.002cm" draw:z-index="2"><draw:text-box fo:min-height="0.058cm" fo:min-width="0.041cm"><text:p text:style-name="Footer"><text:span text:style-name="Page_20_Number"><text:page-number text:select-page="current">3</text:page-number></text:span></text:p></draw:text-box></draw:frame><text:user-defined style:data-style-name="N0" text:name="Outputprofile.InternalPath"/><text:user-defined style:data-style-name="N0" text:name="Outputprofile.DraftPathTime"/><text:tab/><draw:frame draw:style-name="Mfr1" draw:name="Oaw.2007080810342414363444.01745" text:anchor-type="char" svg:x="-0.025cm" svg:y="27.674cm" svg:width="21.008cm" svg:height="1.993cm" draw:z-index="8"><draw:image xlink:href="Pictures/200000B9000069D500000A21E4A252924ADBDC1E.wmf" xlink:type="simple" xlink:show="embed" xlink:actuate="onLoad"/></draw:frame></text:p>
        <text:p text:style-name="OutputprofileText"><field:fieldmark-start text:name="__Fieldmark__20_1432973419" field:type="vnd.oasis.opendocument.field.UNHANDLED"><field:param field:name="vnd.oasis.opendocument.field.code" field:value=" IF "/><field:param field:name="vnd.oasis.opendocument.field.id" field:value="7"/></field:fieldmark-start><field:fieldmark-end/><field:fieldmark-start text:name="__Fieldmark__23_1432973419" field:type="vnd.oasis.opendocument.field.UNHANDLED"><field:param field:name="vnd.oasis.opendocument.field.code" field:value=" IF "/><field:param field:name="vnd.oasis.opendocument.field.id" field:value="7"/></field:fieldmark-start><field:fieldmark-end/></text:p>
      </style:footer>
    </style:master-page>
    <style:master-page style:name="Convert_20_1" style:display-name="Convert 1" style:page-layout-name="Mpm2">
      <style:header>
        <text:p text:style-name="MP3"><draw:frame draw:style-name="Mfr1" draw:name="Oaw.2007080614301815161019.02111" text:anchor-type="char" svg:x="-0.023cm" svg:y="0cm" svg:width="21.008cm" svg:height="2.492cm" draw:z-index="0"><draw:image xlink:href="Pictures/20000092000069D500000C9CFB3AD67ADFFCD3AE.wmf" xlink:type="simple" xlink:show="embed" xlink:actuate="onLoad"/></draw:frame></text:p>
        <text:p text:style-name="CityDateSecondPage"><field:fieldmark-start text:name="__Fieldmark__32_1432973419" field:type="vnd.oasis.opendocument.field.UNHANDLED"><field:param field:name="vnd.oasis.opendocument.field.code" field:value=" IF "/><field:param field:name="vnd.oasis.opendocument.field.id" field:value="7"/></field:fieldmark-start><field:fieldmark-end/><text:user-defined style:data-style-name="N0" text:name="Doc.Page">Seite</text:user-defined><text:span text:style-name="Page_20_Char"><text:span text:style-name="MT2"> </text:span></text:span><text:page-number text:select-page="current">0</text:page-number>/<text:page-count style:num-format="1">3</text:page-count></text:p>
        <text:p text:style-name="DocType">Praxismodul: Projektskizze</text:p>
        <text:p text:style-name="MP4"/>
      </style:header>
      <style:footer>
        <text:p text:style-name="OutputprofileTitle"><text:span text:style-name="MT3"><text:user-defined style:data-style-name="N0" text:name="Outputprofile.InternalPath"/></text:span><text:span text:style-name="MT3"><text:user-defined style:data-style-name="N0" text:name="Outputprofile.DraftPathTime"/></text:span></text:p>
        <text:p text:style-name="OutputprofileText"><field:fieldmark-start text:name="__Fieldmark__56_1432973419" field:type="vnd.oasis.opendocument.field.UNHANDLED"><field:param field:name="vnd.oasis.opendocument.field.code" field:value=" IF "/><field:param field:name="vnd.oasis.opendocument.field.id" field:value="7"/></field:fieldmark-start><field:fieldmark-end/><field:fieldmark-start text:name="__Fieldmark__59_1432973419" field:type="vnd.oasis.opendocument.field.UNHANDLED"><field:param field:name="vnd.oasis.opendocument.field.code" field:value=" IF "/><field:param field:name="vnd.oasis.opendocument.field.id" field:value="7"/></field:fieldmark-start><field:fieldmark-en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tätigkeit bei Arbeitgeber-Firma &lt;Firma&gt;</dc:title>
    <meta:creation-date>2009-09-15T07:33:00</meta:creation-date>
    <dc:date>2017-03-03T13:24:27.101392964</dc:date>
    <meta:print-date>2009-08-15T19:04:00</meta:print-date>
    <meta:editing-cycles>61</meta:editing-cycles>
    <meta:generator>LibreOffice/5.3.0.3$Linux_X86_64 LibreOffice_project/30m0$Build-3</meta:generator>
    <meta:editing-duration>PT26M54S</meta:editing-duration>
    <meta:document-statistic meta:table-count="2" meta:image-count="3" meta:object-count="0" meta:page-count="3" meta:paragraph-count="122" meta:word-count="561" meta:character-count="3925" meta:non-whitespace-character-count="3490"/>
    <meta:user-defined meta:name="Author.Name"/>
    <meta:user-defined meta:name="BM_DocumentType">Praxismodul: Projektskizze</meta:user-defined>
    <meta:user-defined meta:name="BM_Enclosures"/>
    <meta:user-defined meta:name="BM_Subject">Projekttätigkeit bei Arbeitgeber-Firma &lt;Firma&gt;</meta:user-defined>
    <meta:user-defined meta:name="BM_Text" meta:value-type="string"/>
    <meta:user-defined meta:name="Contactperson.Additive" meta:value-type="string"/>
    <meta:user-defined meta:name="Contactperson.DirectPhone" meta:value-type="string"/>
    <meta:user-defined meta:name="Contactperson.EMail" meta:value-type="string"/>
    <meta:user-defined meta:name="Contactperson.Function" meta:value-type="string"/>
    <meta:user-defined meta:name="Contactperson.Name" meta:value-type="string"/>
    <meta:user-defined meta:name="Contactperson.OrganisationUnit" meta:value-type="string"/>
    <meta:user-defined meta:name="Contactperson.SchoolPart" meta:value-type="string"/>
    <meta:user-defined meta:name="Date.Format.Long" meta:value-type="string">15. August 2009</meta:user-defined>
    <meta:user-defined meta:name="Date.Format.Long.dateValue" meta:value-type="string">40040</meta:user-defined>
    <meta:user-defined meta:name="Doc.Document" meta:value-type="string">Dokument</meta:user-defined>
    <meta:user-defined meta:name="Doc.Page" meta:value-type="string">Seite</meta:user-defined>
    <meta:user-defined meta:name="Doc.Recipient" meta:value-type="string">Empfänger</meta:user-defined>
    <meta:user-defined meta:name="Doc.Subject" meta:value-type="string">Betreff</meta:user-defined>
    <meta:user-defined meta:name="Doc.Telephone" meta:value-type="string">T direkt</meta:user-defined>
    <meta:user-defined meta:name="Doc.Text" meta:value-type="string">Text</meta:user-defined>
    <meta:user-defined meta:name="Doc.ToWhom" meta:value-type="string">Geht an:</meta:user-defined>
    <meta:user-defined meta:name="OawAttachedTemplate" meta:value-type="string">AKTENNOTIZ BERICHT.OWT</meta:user-defined>
    <meta:user-defined meta:name="OawBuiltInDocProps" meta:value-type="string">&lt;OawBuiltInDocProps&gt;&lt;default profileUID="0"&gt;&lt;word&gt;&lt;category&gt;&lt;/category&gt;&lt;keywords&gt;&lt;/keywords&gt;&lt;comments&gt;&lt;/comments&gt;&lt;hyperlinkBase&gt;&lt;/hyperlinkBase&gt;&lt;fileNam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title&gt;&lt;subject&gt;&lt;/subject&gt;&lt;/word&gt;&lt;PDF&gt;&lt;category&gt;&lt;/category&gt;&lt;keywords&gt;&lt;/keywords&gt;&lt;comments&gt;&lt;/comments&gt;&lt;hyperlinkBase&gt;&lt;/hyperlinkBase&gt;&lt;fileNam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default&gt;&lt;/OawBuiltInDocProps&gt;</meta:user-defined>
    <meta:user-defined meta:name="OawDate.Manual" meta:value-type="string">&lt;document&gt;&lt;OawDateManual name="Date.Format.Long"&gt;&lt;profile type="default" UID="" sameAsDefault="0"&gt;&lt;format UID="2007080617324934027782" type="6" defaultValue="%OawCreationDate%" dateFormat="Date.Format.Long"/&gt;&lt;/profile&gt;&lt;/OawDateManual&gt;&lt;/document&gt;</meta:user-defined>
    <meta:user-defined meta:name="OawDistributionEnabled" meta:value-type="string">&lt;empty/&gt;</meta:user-defined>
    <meta:user-defined meta:name="OawDocProp.200212191811121321310321301031x" meta:value-type="string">&lt;source&gt;&lt;Fields List="Name|OrganisationUnit|SchoolPart|Function|Additive|DirectPhone|EMail"/&gt;&lt;profile type="default" UID="" sameAsDefault="0"&gt;&lt;OawDocProperty name="Contactperson.Name" field="Name"/&gt;&lt;OawDocProperty name="Contactperson.OrganisationUnit" field="OrganisationUnit"/&gt;&lt;OawDocProperty name="Contactperson.SchoolPart" field="SchoolPart"/&gt;&lt;OawDocProperty name="Contactperson.Function" field="Function"/&gt;&lt;OawDocProperty name="Contactperson.Additive" field="Additive"/&gt;&lt;OawDocProperty name="Contactperson.DirectPhone" field="DirectPhone"/&gt;&lt;OawDocProperty name="Contactperson.EMail" field="EMail"/&gt;&lt;/profile&gt;&lt;/source&gt;</meta:user-defined>
    <meta:user-defined meta:name="OawDocProp.2002122010583847234010578" meta:value-type="string">&lt;source&gt;&lt;Fields List="Name|Function|OrganisationUnit|SchoolPart|SignatureHighResBW|SignatureHighResBW"/&gt;&lt;profile type="default" UID="" sameAsDefault="0"&gt;&lt;OawDocProperty name="Signature1.Name" field="Name"/&gt;&lt;OawDocProperty name="Signature1.Function" field="Function"/&gt;&lt;OawDocProperty name="Signature1.OrganisationUnit" field="OrganisationUnit"/&gt;&lt;OawDocProperty name="Signature1.SchoolPart" field="SchoolPart"/&gt;&lt;/profile&gt;&lt;profile type="send" UID="2006121210395821292110" sameAsDefault="0"&gt;&lt;OawPicture name="Signature1" field="SignatureHighResBW" UID="2007080811584278103525" top="-150" left="-100" relativeHorizontalPosition="0" relativeVerticalPosition="2" horizontalAdjustment="0" verticalAdjustment="0" anchorBookmark="Signature"/&gt;&lt;/profile&gt;&lt;profile type="save" UID="2006121210441235887611" sameAsDefault="0"&gt;&lt;OawPicture name="Signature1" field="SignatureHighResBW" UID="2007080811584278103525" top="-150" left="-100" relativeHorizontalPosition="0" relativeVerticalPosition="2" horizontalAdjustment="0" verticalAdjustment="0" anchorBookmark="Signature"/&gt;&lt;/profile&gt;&lt;/source&gt;</meta:user-defined>
    <meta:user-defined meta:name="OawDocProp.2002122011014149059130932" meta:value-type="string">&lt;source&gt;&lt;Fields List="Address2|Address3|Address4|City|Address1|LogoLarge|LogoSmall|LogoOhneEFQM|LogoLarge|LogoSmall|LogoLarge|LogoSmall|LogoLarge|LogoSmall|LogoLarge|LogoSmall|LogoLarge|LogoSmall|LogoLarge|LogoSmall|LogoLarge|LogoSmall|LogoSmall"/&gt;&lt;profile type="default" UID="" sameAsDefault="0"&gt;&lt;OawDocProperty name="Organisation.Address2" field="Address2"/&gt;&lt;OawDocProperty name="Organisation.Address3" field="Address3"/&gt;&lt;OawDocProperty name="Organisation.Address4" field="Address4"/&gt;&lt;OawDocProperty name="Organisation.City" field="City"/&gt;&lt;OawDocProperty name="Organisation.Address1" field="Address1"/&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OawPicture name="Organisation.LogoOhneEFQM" field="LogoOhneEFQM" UID="2007080810342414363444" top="2770" left="0" relativeHorizontalPosition="1" relativeVerticalPosition="1" horizontalAdjustment="0" verticalAdjustment="0" anchorBookmark="LogoP1"/&gt;&lt;/profile&gt;&lt;profile type="print" UID="4"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3010711185094343750537"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4040214370529854396"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end" UID="2006120514175878093883"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end" UID="2006121210395821292110"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ave" UID="2006120514401556040061"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save" UID="2006121210441235887611" sameAsDefault="0"&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profile&gt;&lt;profile type="print" UID="2006120711380151760646" sameAsDefault="0"&gt;&lt;OawPicture name="Organisation.LogoSmall" field="LogoSmall" UID="2007080614301815161019" top="0" left="0" relativeHorizontalPosition="1" relativeVerticalPosition="1" horizontalAdjustment="0" verticalAdjustment="0" anchorBookmark="LogoPn"/&gt;&lt;/profile&gt;&lt;/source&gt;</meta:user-defined>
    <meta:user-defined meta:name="OawDocProp.2003060614150123456789" meta:value-type="string">&lt;source&gt;&lt;profile type="default" UID="" sameAsDefault="0"&gt;&lt;SQL&gt;SELECT Value, UID FROM Data WHERE LCID = '%WhereLCID%';&lt;/SQL&gt;&lt;OawDocProperty name="Doc.Text" field="Doc.Text"/&gt;&lt;OawDocProperty name="Doc.Subject" field="Doc.Subject"/&gt;&lt;OawDocProperty name="Doc.Page" field="Doc.Page"/&gt;&lt;OawDocProperty name="Doc.Telephone" field="Doc.Telephone"/&gt;&lt;OawDocProperty name="Doc.Document" field="Doc.Document"/&gt;&lt;OawDocProperty name="Doc.ToWhom" field="Doc.ToWhom"/&gt;&lt;OawDocProperty name="Doc.Recipient" field="Doc.Recipient"/&gt;&lt;/profile&gt;&lt;profile type="print" UID="2003010711185094343750537" sameAsDefault="0"&gt;&lt;SQL&gt;SELECT Value, UID FROM Data WHERE LCID = '%WhereLCID%';&lt;/SQL&gt;&lt;OawDocProperty name="Outputprofile.InternalPath" field="Outputprofile.InternalPath"/&gt;&lt;/profile&gt;&lt;profile type="print" UID="2004040214370529854396" sameAsDefault="0"&gt;&lt;SQL&gt;SELECT Value, UID FROM Data WHERE LCID = '%WhereLCID%';&lt;/SQL&gt;&lt;OawDocProperty name="Outputprofile.DraftPathTime" field="Outputprofile.DraftPathTime"/&gt;&lt;/profile&gt;&lt;/source&gt;</meta:user-defined>
    <meta:user-defined meta:name="OawDocProp.2003061115381095709037" meta:value-type="string">&lt;source&gt;&lt;Fields List="Name|Function|OrganisationUnit|SchoolPart|SignatureHighResBW|SignatureHighResBW"/&gt;&lt;profile type="default" UID="" sameAsDefault="0"&gt;&lt;OawDocProperty name="Signature2.Name" field="Name"/&gt;&lt;OawDocProperty name="Signature2.Function" field="Function"/&gt;&lt;OawDocProperty name="Signature2.OrganisationUnit" field="OrganisationUnit"/&gt;&lt;OawDocProperty name="Signature2.SchoolPart" field="SchoolPart"/&gt;&lt;/profile&gt;&lt;profile type="send" UID="2006121210395821292110" sameAsDefault="0"&gt;&lt;OawPicture name="Signature2" field="SignatureHighResBW" UID="2007080812583857137488" top="-150" left="650" relativeHorizontalPosition="0" relativeVerticalPosition="2" horizontalAdjustment="0" verticalAdjustment="0" anchorBookmark="Signature"/&gt;&lt;/profile&gt;&lt;profile type="save" UID="2006121210441235887611" sameAsDefault="0"&gt;&lt;OawPicture name="Signature2" field="SignatureHighResBW" UID="2007080812583857137488" top="-150" left="650" relativeHorizontalPosition="0" relativeVerticalPosition="2" horizontalAdjustment="0" verticalAdjustment="0" anchorBookmark="Signature"/&gt;&lt;/profile&gt;&lt;/source&gt;</meta:user-defined>
    <meta:user-defined meta:name="OawDocProp.2003080714212273705547" meta:value-type="string">&lt;source&gt;&lt;Fields List="CompleteAddress|Introduction|Closing|DeliveryOption|EMail"/&gt;&lt;profile type="default" UID="" sameAsDefault="0"&gt;&lt;OawBookmark name="RecipientCompleteAddress" field="CompleteAddress"/&gt;&lt;OawBookmark name="RecipientIntroduction" field="Introduction"/&gt;&lt;OawBookmark name="RecipientClosing" field="Closing"/&gt;&lt;OawDocProperty name="Recipient.DeliveryOption" field="DeliveryOption"/&gt;&lt;OawDocProperty name="Recipient.EMail" field="EMail"/&gt;&lt;/profile&gt;&lt;/source&gt;</meta:user-defined>
    <meta:user-defined meta:name="OawDocProp.2004112217333376588294" meta:value-type="string">&lt;source&gt;&lt;Fields List="DokumentTyp"/&gt;&lt;profile type="default" UID="" sameAsDefault="0"&gt;&lt;OawDocProperty name="CustomField.DocumentType" field="DokumentTyp"/&gt;&lt;OawDocProperty name="CustomField.DokumentTyp" field="DokumentTyp"/&gt;&lt;OawDocProperty name="BM_DocumentType" field="DokumentTyp"/&gt;&lt;/profile&gt;&lt;/source&gt;</meta:user-defined>
    <meta:user-defined meta:name="OawDocProp.2006040509495284662868" meta:value-type="string">&lt;source&gt;&lt;Fields List="Name"/&gt;&lt;profile type="default" UID="" sameAsDefault="0"&gt;&lt;OawDocProperty name="Author.Name" field="Name"/&gt;&lt;/profile&gt;&lt;/source&gt;</meta:user-defined>
    <meta:user-defined meta:name="OawDocPropSource" meta:value-type="string">&lt;Profile SelectedUID=""&gt;&lt;DocProp UID="2002122011014149059130932" EntryUID="2003121817293296325874"&gt;&lt;Field Name="IDName" Value="(Leer)"/&gt;&lt;/DocProp&gt;&lt;DocProp UID="2006040509495284662868" EntryUID="2003121817293296325874"&gt;&lt;Field Name="IDName" Value="(Leer)"/&gt;&lt;/DocProp&gt;&lt;DocProp UID="200212191811121321310321301031x" EntryUID="2003121817293296325874"&gt;&lt;Field Name="IDName" Value="(Leer)"/&gt;&lt;/DocProp&gt;&lt;DocProp UID="2003080714212273705547" EntryUID="" UserInformation="Data from SAP" Interface="-1"&gt;&lt;/DocProp&gt;&lt;DocProp UID="2002122010583847234010578" EntryUID="2003121817293296325874"&gt;&lt;Field Name="IDName" Value="(Leer)"/&gt;&lt;/DocProp&gt;&lt;DocProp UID="2003061115381095709037" EntryUID="2003121817293296325874"&gt;&lt;Field Name="IDName" Value="(Leer)"/&gt;&lt;/DocProp&gt;&lt;DocProp UID="2007042109161414432689" EntryUID="" UserInformation="Data from SAP" Interface="-1"&gt;&lt;/DocProp&gt;&lt;DocProp UID="2004112217290390304928" EntryUID="" UserInformation="Data from SAP" Interface="-1"&gt;&lt;/DocProp&gt;&lt;DocProp UID="2004112217333376588294" EntryUID="2004123010144120300001"&gt;&lt;Field UID="2005042611175985034679" Name="DokumentTyp" Value="Antrag auf Anerkennung eines Praxismoduls"/&gt;&lt;/DocProp&gt;&lt;/Profile&gt;</meta:user-defined>
    <meta:user-defined meta:name="OawDocumentLanguageID" meta:value-type="string">2055</meta:user-defined>
    <meta:user-defined meta:name="OawDocumentStatus" meta:value-type="string">default</meta:user-defined>
    <meta:user-defined meta:name="OawFormulasInDocument" meta:value-type="string">0</meta:user-defined>
    <meta:user-defined meta:name="OawMenusDef" meta:value-type="string">&lt;MenusDef xmlns:xsi="http://www.w3.org/2001/XMLSchema-instance" xsi:noNamespaceSchemaLocation="MenusDef_1.xsd" SchemaVersion="1"&gt;&lt;Item Type="SubMenu" IDName="Styles"&gt;&lt;Item Type="Button" IDName="DefaultParagraphFont"  Icon="3114" Label="Standard" Command="StyleApply" Parameter="-66"/&gt;&lt;Item Type="Button" IDName="Strong"  Icon="3114" Label="Stark hervorheben" Command="StyleApply" Parameter="-88"/&gt;&lt;Item Type="Button" IDName="Emphasis"  Icon="3114" Label="Schwach hervorheben" Command="StyleApply" Parameter="-89"/&gt;&lt;Item Type="Separator"/&gt;&lt;Item Type="Button" IDName="Normal" Icon="3546" Label="Standard" Command="StyleApply" Parameter="-1"/&gt;&lt;Item Type="Button" IDName="Normal (together)" Icon="3546" Label="Absatz zusammenhalten" Command="StyleApply" Parameter="TextTogether"/&gt;&lt;Item Type="Button" IDName="Subject" Icon="3546" Label="Betreff" Command="StyleApply" Parameter="Subject"/&gt;&lt;Item Type="Button" IDName="Title" Icon="3546" Label="Titel" Command="StyleApply" Parameter="-63"/&gt;&lt;Item Type="Button" IDName="MinutesTitle" Icon="3546" Label="Protokollthema Überschrift" Command="StyleApply" Parameter="MinutesTitle"/&gt;&lt;Item Type="Separator"/&gt;&lt;Item Type="Button" IDName="Heading1" Icon="3546" Label="Ueberschrift 1" Command="StyleApply" Parameter="-2"/&gt;&lt;Item Type="Button" IDName="Heading2" Icon="3546" Label="Ueberschrift 2" Command="StyleApply" Parameter="-3"/&gt;&lt;Item Type="Button" IDName="Heading3" Icon="3546" Label="Ueberschrift 3" Command="StyleApply" Parameter="-4"/&gt;&lt;Item Type="Separator"/&gt;&lt;Item Type="Button" IDName="ListBullet" Icon="3546" Label="Liste mit Symbolen" Command="StyleApply" Parameter="ListWithSymbols"/&gt;&lt;Item Type="Button" IDName="ListNumber" Icon="3546" Label="Liste mit Nummern" Command="StyleApply" Parameter="-50"/&gt;&lt;Item Type="Button" IDName="ListCheckBox" Icon="3546" Label="Liste mit Checkboxen" Command="StyleApply" Parameter="ListWithCheckboxes"/&gt;&lt;Item Type="Button" IDName="ListWithLetters" Icon="3546" Label="Liste mit Buchstaben" Command="StyleApply" Parameter="ListWithLetters"/&gt;&lt;Item Type="Button" IDName="Topic300" Icon="3546" Label="Themenblock 315" Command="StyleApply" Parameter="Topic315"/&gt;&lt;Item Type="Button" IDName="Topic600" Icon="3546" Label="Themenblock 630" Command="StyleApply" Parameter="Topic630"/&gt;&lt;Item Type="Button" IDName="Topic900" Icon="3546" Label="Themenblock 945" Command="StyleApply" Parameter="Topic945"/&gt;&lt;/Item&gt;&lt;/MenusDef&gt;</meta:user-defined>
    <meta:user-defined meta:name="OawNumPages" meta:value-type="string">3</meta:user-defined>
    <meta:user-defined meta:name="OawOMS" meta:value-type="string">&lt;OawOMS&gt;&lt;send profileUID="2003010711200895123470110"&gt;&lt;mail&gt;&lt;to&gt;&lt;/to&gt;&lt;cc&gt;&lt;/cc&gt;&lt;bcc&gt;&lt;/bcc&gt;&lt;subject&gt;&lt;/subject&gt;&lt;body&gt;&lt;/body&gt;&lt;/mail&gt;&lt;word&gt;&lt;title&gt;&lt;/title&gt;&lt;subject&gt;&lt;/subject&gt;&lt;author&gt;&lt;/author&gt;&lt;manager&gt;&lt;/manager&gt;&lt;company&gt;&lt;/company&gt;&lt;category&gt;&lt;/category&gt;&lt;keywords&gt;&lt;/keywords&gt;&lt;comments&gt;&lt;/comments&gt;&lt;hyperlinkBase&gt;&lt;/hyperlinkBase&gt;&lt;fileName&gt;&lt;/fileName&gt;&lt;/word&gt;&lt;PDF&gt;&lt;title&gt;&lt;/title&gt;&lt;subject&gt;&lt;/subject&gt;&lt;author&gt;&lt;/author&gt;&lt;manager&gt;&lt;/manager&gt;&lt;company&gt;&lt;/company&gt;&lt;category&gt;&lt;/category&gt;&lt;keywords&gt;&lt;/keywords&gt;&lt;comments&gt;&lt;/comments&gt;&lt;hyperlinkBase&gt;&lt;/hyperlinkBase&gt;&lt;fileName&gt;&lt;/fileName&gt;&lt;/PDF&gt;&lt;/send&gt;&lt;send profileUID="2006120514241910601803"&gt;&lt;mail&gt;&lt;to&gt;&lt;/to&gt;&lt;cc&gt;&lt;/cc&gt;&lt;bcc&gt;&lt;/bcc&gt;&lt;subject&gt;&lt;/subject&gt;&lt;body&gt;&lt;/body&gt;&lt;/mail&gt;&lt;word&gt;&lt;title&gt;&lt;/title&gt;&lt;subject&gt;&lt;/subject&gt;&lt;author&gt;&lt;/author&gt;&lt;manager&gt;&lt;/manager&gt;&lt;company&gt;&lt;/company&gt;&lt;category&gt;&lt;/category&gt;&lt;keywords&gt;&lt;/keywords&gt;&lt;comments&gt;&lt;/comments&gt;&lt;hyperlinkBase&gt;&lt;/hyperlinkBase&gt;&lt;fileName&gt;&lt;/fileName&gt;&lt;/word&gt;&lt;PDF&gt;&lt;title&gt;&lt;/title&gt;&lt;subject&gt;&lt;/subject&gt;&lt;author&gt;&lt;/author&gt;&lt;manager&gt;&lt;/manager&gt;&lt;company&gt;&lt;/company&gt;&lt;category&gt;&lt;/category&gt;&lt;keywords&gt;&lt;/keywords&gt;&lt;comments&gt;&lt;/comments&gt;&lt;hyperlinkBase&gt;&lt;/hyperlinkBase&gt;&lt;fileName&gt;&lt;/fileName&gt;&lt;/PDF&gt;&lt;/send&gt;&lt;send profileUID="2006120514175878093883"&gt;&lt;mail&gt;&lt;to&gt;&lt;value type="OawDocProperty" name="Recipient.EMail"&gt;&lt;separator text=""&gt;&lt;/separator&gt;&lt;format text=""&gt;&lt;/format&gt;&lt;/value&gt;&lt;/to&gt;&lt;cc&gt;&lt;/cc&gt;&lt;bcc&gt;&lt;/bcc&gt;&lt;subject&gt;&lt;value type="OawBookmark" name="Subject"&gt;&lt;separator text=""&gt;&lt;/separator&gt;&lt;format text=""&gt;&lt;/format&gt;&lt;/value&gt;&lt;/subject&gt;&lt;body&gt;&lt;value type="OawBookmark" name="RecipientIntroduction"&gt;&lt;separator text="%CrLf%%CrLf%"&gt;&lt;/separator&gt;&lt;format text=""&gt;&lt;/format&gt;&lt;/value&gt;&lt;value type="OawLanguage" name="Email.Text01"&gt;&lt;separator text=""&gt;&lt;/separator&gt;&lt;format text=""&gt;&lt;/format&gt;&lt;/value&gt;&lt;value type="OawBookmark" name="Subject"&gt;&lt;separator text=""&gt;&lt;/separator&gt;&lt;format text=""&gt;&lt;/format&gt;&lt;/value&gt;&lt;value type="OawLanguage" name="Email.Text02"&gt;&lt;separator text="%CrLf%%CrLf%"&gt;&lt;/separator&gt;&lt;format text=""&gt;&lt;/format&gt;&lt;/value&gt;&lt;value type="OawBookmark" name="RecipientClosing"&gt;&lt;separator text="%CrLf%%CrLf%"&gt;&lt;/separator&gt;&lt;format text=""&gt;&lt;/format&gt;&lt;/value&gt;&lt;value type="OawDocProperty" name="Signature1.Name"&gt;&lt;separator text="%CrLf%"&gt;&lt;/separator&gt;&lt;format text=""&gt;&lt;/format&gt;&lt;/value&gt;&lt;value type="OawDocProperty" name="Signature1.Function"&gt;&lt;separator text="%CrLf%%CrLf%"&gt;&lt;/separator&gt;&lt;format text=""&gt;&lt;/format&gt;&lt;/value&gt;&lt;value type="OawDocProperty" name="Organisation.Address1"&gt;&lt;separator text="%CrLf%"&gt;&lt;/separator&gt;&lt;format text=""&gt;&lt;/format&gt;&lt;/value&gt;&lt;value type="OawDocProperty" name="Organisation.Address2"&gt;&lt;separator text="%CrLf%"&gt;&lt;/separator&gt;&lt;format text=""&gt;&lt;/format&gt;&lt;/value&gt;&lt;value type="OawDocProperty" name="Organisation.Address3"&gt;&lt;separator text="%CrLf%"&gt;&lt;/separator&gt;&lt;format text=""&gt;&lt;/format&gt;&lt;/value&gt;&lt;value type="OawDocProperty" name="Organisation.Address4"&gt;&lt;separator text="%CrLf%"&gt;&lt;/separator&gt;&lt;format text=""&gt;&lt;/format&gt;&lt;/value&gt;&lt;/body&gt;&lt;/mail&gt;&lt;word&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end&gt;&lt;send profileUID="2006121210395821292110"&gt;&lt;mail&gt;&lt;to&gt;&lt;value type="OawDocProperty" name="Recipient.EMail"&gt;&lt;separator text=""&gt;&lt;/separator&gt;&lt;format text=""&gt;&lt;/format&gt;&lt;/value&gt;&lt;/to&gt;&lt;cc&gt;&lt;/cc&gt;&lt;bcc&gt;&lt;/bcc&gt;&lt;subject&gt;&lt;value type="OawBookmark" name="Subject"&gt;&lt;separator text=""&gt;&lt;/separator&gt;&lt;format text=""&gt;&lt;/format&gt;&lt;/value&gt;&lt;/subject&gt;&lt;body&gt;&lt;value type="OawBookmark" name="RecipientIntroduction"&gt;&lt;separator text="%CrLf%%CrLf%"&gt;&lt;/separator&gt;&lt;format text=""&gt;&lt;/format&gt;&lt;/value&gt;&lt;value type="OawLanguage" name="Email.Text01"&gt;&lt;separator text=""&gt;&lt;/separator&gt;&lt;format text=""&gt;&lt;/format&gt;&lt;/value&gt;&lt;value type="OawBookmark" name="Subject"&gt;&lt;separator text=""&gt;&lt;/separator&gt;&lt;format text=""&gt;&lt;/format&gt;&lt;/value&gt;&lt;value type="OawLanguage" name="Email.Text02"&gt;&lt;separator text="%CrLf%%CrLf%"&gt;&lt;/separator&gt;&lt;format text=""&gt;&lt;/format&gt;&lt;/value&gt;&lt;value type="OawBookmark" name="RecipientClosing"&gt;&lt;separator text="%CrLf%%CrLf%"&gt;&lt;/separator&gt;&lt;format text=""&gt;&lt;/format&gt;&lt;/value&gt;&lt;value type="OawDocProperty" name="Signature1.Name"&gt;&lt;separator text="%CrLf%"&gt;&lt;/separator&gt;&lt;format text=""&gt;&lt;/format&gt;&lt;/value&gt;&lt;value type="OawDocProperty" name="Signature1.Function"&gt;&lt;separator text="%CrLf%%CrLf%"&gt;&lt;/separator&gt;&lt;format text=""&gt;&lt;/format&gt;&lt;/value&gt;&lt;value type="OawDocProperty" name="Organisation.Address1"&gt;&lt;separator text="%CrLf%"&gt;&lt;/separator&gt;&lt;format text=""&gt;&lt;/format&gt;&lt;/value&gt;&lt;value type="OawDocProperty" name="Organisation.Address2"&gt;&lt;separator text="%CrLf%"&gt;&lt;/separator&gt;&lt;format text=""&gt;&lt;/format&gt;&lt;/value&gt;&lt;value type="OawDocProperty" name="Organisation.Address3"&gt;&lt;separator text="%CrLf%"&gt;&lt;/separator&gt;&lt;format text=""&gt;&lt;/format&gt;&lt;/value&gt;&lt;value type="OawDocProperty" name="Organisation.Address4"&gt;&lt;separator text="%CrLf%"&gt;&lt;/separator&gt;&lt;format text=""&gt;&lt;/format&gt;&lt;/value&gt;&lt;/body&gt;&lt;/mail&gt;&lt;word&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keywords&gt;&lt;/keywords&gt;&lt;comments&gt;&lt;/comments&gt;&lt;hyperlinkBase&gt;&lt;/hyperlinkBas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Organisation.Address1"&gt;&lt;separator text=""&gt;&lt;/separator&gt;&lt;format text=""&gt;&lt;/format&gt;&lt;/value&gt;&lt;/company&gt;&lt;category&gt;&lt;/category&gt;&lt;fileName&gt;&lt;value type="OawBookmark" name="Subject"&gt;&lt;separator text=""&gt;&lt;/separator&gt;&lt;format text=""&gt;&lt;/format&gt;&lt;/value&gt;&lt;/fileName&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end&gt;&lt;save profileUID="2006120514401556040061"&gt;&lt;word&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category&gt;&lt;/category&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category&gt;&lt;/categor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ave&gt;&lt;save profileUID="2006121210441235887611"&gt;&lt;word&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word&gt;&lt;PDF&gt;&lt;fileName&gt;&lt;value type="OawBookmark" name="Subject"&gt;&lt;separator text=""&gt;&lt;/separator&gt;&lt;format text=""&gt;&lt;/format&gt;&lt;/value&gt;&lt;/fileName&gt;&lt;author&gt;&lt;value type="OawDocProperty" name="Author.Name"&gt;&lt;separator text=""&gt;&lt;/separator&gt;&lt;format text=""&gt;&lt;/format&gt;&lt;/value&gt;&lt;/author&gt;&lt;manager&gt;&lt;value type="OawDocProperty" name="Contactperson.Name"&gt;&lt;separator text=""&gt;&lt;/separator&gt;&lt;format text=""&gt;&lt;/format&gt;&lt;/value&gt;&lt;/manager&gt;&lt;company&gt;&lt;value type="OawDocProperty" name="Signature1.OrganisationUnit"&gt;&lt;separator text=",%space%"&gt;&lt;/separator&gt;&lt;format text=""&gt;&lt;/format&gt;&lt;/value&gt;&lt;value type="OawDocProperty" name="Signature1.SchoolPart"&gt;&lt;separator text=""&gt;&lt;/separator&gt;&lt;format text=""&gt;&lt;/format&gt;&lt;/value&gt;&lt;/company&gt;&lt;title&gt;&lt;value type="OawDocProperty" name="BM_Subject"&gt;&lt;separator text=""&gt;&lt;/separator&gt;&lt;format text=""&gt;&lt;/format&gt;&lt;/value&gt;&lt;/title&gt;&lt;subject&gt;&lt;value type="OawDocProperty" name="CustomField.DocumentType"&gt;&lt;separator text=""&gt;&lt;/separator&gt;&lt;format text=""&gt;&lt;/format&gt;&lt;/value&gt;&lt;/subject&gt;&lt;/PDF&gt;&lt;/save&gt;&lt;/OawOMS&gt;</meta:user-defined>
    <meta:user-defined meta:name="OawPrint.2003010711185094343750537"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2003060614150123456789"&gt;&lt;SQL&gt;SELECT Value, UID FROM Data WHERE LCID = '%WhereLCID%';&lt;/SQL&gt;&lt;OawDocProperty name="Outputprofile.InternalPath" field="Outputprofile.InternalPath"/&gt;&lt;/documentProperty&gt;&lt;documentProperty UID=""&gt;&lt;Fields List=""/&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2004040214370529854396"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60614150123456789"&gt;&lt;SQL&gt;SELECT Value, UID FROM Data WHERE LCID = '%WhereLCID%';&lt;/SQL&gt;&lt;OawDocProperty name="Outputprofile.DraftPathTime" field="Outputprofile.DraftPathTim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2006120711380151760646" meta:value-type="string">&lt;source&gt;&lt;documentProperty UID=""&gt;&lt;Fields List=""/&gt;&lt;OawPicture name="Organisation.LogoLarge" field="" UID="2007080614125898476083" top="0" left="0" relativeHorizontalPosition="1" relativeVerticalPosition="1" horizontalAdjustment="0" verticalAdjustment="0" anchorBookmark="LogoP1"/&gt;&lt;OawDocProperty name="Outputprofile.InternalPath" field=""/&gt;&lt;OawDocProperty name="Outputprofile.DraftPathTime" field=""/&gt;&lt;OawPicture name="Organisation.LogoOhneEFQM" field="" UID="2007080810342414363444" top="2770" left="0" relativeHorizontalPosition="1" relativeVerticalPosition="1" horizontalAdjustment="0" verticalAdjustment="0" anchorBookmark="LogoP1"/&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2122011014149059130932"&gt;&lt;Fields List="LogoSmall"/&gt;&lt;OawPicture name="Organisation.LogoSmall" field="LogoSmall" UID="2007080614301815161019" top="0" left="0" relativeHorizontalPosition="1" relativeVerticalPosition="1" horizontalAdjustment="0" verticalAdjustment="0" anchorBookmark="LogoPn"/&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4"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3010711185094343750537"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4040214370529854396"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2006120711380151760646" meta:value-type="string">&lt;source&gt;&lt;documentProperty UID="2002122011014149059130932"&gt;&lt;Fields List="LogoLarge|LogoSmall|LogoOhneEFQM"/&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OawPicture name="Organisation.LogoOhneEFQM" field="LogoOhneEFQM" UID="2007080810342414363444" top="2770" left="0" relativeHorizontalPosition="1" relativeVerticalPosition="1" horizontalAdjustment="0" verticalAdjustment="0" anchorBookmark="LogoP1"/&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Restore.4"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PrinterTray.2003010711185094343750537" meta:value-type="string">&lt;empty/&gt;</meta:user-defined>
    <meta:user-defined meta:name="OawPrinterTray.2004040214370529854396" meta:value-type="string">&lt;empty/&gt;</meta:user-defined>
    <meta:user-defined meta:name="OawPrinterTray.2006120711380151760646" meta:value-type="string">section.1.firstpage:=2003061718064858105452;section.1.otherpages:=2003061718064858105452;section.2.firstpage:=2007092109475771537166;section.2.otherpages:=2007092109475771537166;</meta:user-defined>
    <meta:user-defined meta:name="OawPrinterTray.4" meta:value-type="string">&lt;empty/&gt;</meta:user-defined>
    <meta:user-defined meta:name="OawProjectID" meta:value-type="string">HSLUCH</meta:user-defined>
    <meta:user-defined meta:name="OawSave.200612051440155604006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200612121044123588761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documentProperty&gt;&lt;documentProperty UID="2002122010583847234010578"&gt;&lt;Fields List="SignatureHighResBW"/&gt;&lt;OawPicture name="Signature1" field="SignatureHighResBW" UID="2007080811584278103525" top="-150" left="-100" relativeHorizontalPosition="0" relativeVerticalPosition="2" horizontalAdjustment="0" verticalAdjustment="0" anchorBookmark="Signature"/&gt;&lt;/documentProperty&gt;&lt;documentProperty UID="2003061115381095709037"&gt;&lt;Fields List="SignatureHighResBW"/&gt;&lt;OawPicture name="Signature2" field="SignatureHighResBW"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Restore.200612051440155604006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aveRestore.2006121210441235887611"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lectedSource.200212191811121321310321301031x" meta:value-type="string">&lt;empty/&gt;</meta:user-defined>
    <meta:user-defined meta:name="OawSelectedSource.2002122010583847234010578" meta:value-type="string">&lt;empty/&gt;</meta:user-defined>
    <meta:user-defined meta:name="OawSelectedSource.2002122011014149059130932" meta:value-type="string">&lt;empty/&gt;</meta:user-defined>
    <meta:user-defined meta:name="OawSelectedSource.2003061115381095709037" meta:value-type="string">&lt;empty/&gt;</meta:user-defined>
    <meta:user-defined meta:name="OawSelectedSource.2003080714212273705547" meta:value-type="string">0</meta:user-defined>
    <meta:user-defined meta:name="OawSelectedSource.2004112217290390304928" meta:value-type="string">&lt;empty/&gt;</meta:user-defined>
    <meta:user-defined meta:name="OawSelectedSource.2004112217333376588294" meta:value-type="string">&lt;empty/&gt;</meta:user-defined>
    <meta:user-defined meta:name="OawSelectedSource.2006040509495284662868" meta:value-type="string">&lt;empty/&gt;</meta:user-defined>
    <meta:user-defined meta:name="OawSelectedSource.2007042109161414432689" meta:value-type="string">&lt;empty/&gt;</meta:user-defined>
    <meta:user-defined meta:name="OawSend.2006120514175878093883"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2006121210395821292110"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documentProperty&gt;&lt;documentProperty UID="2002122010583847234010578"&gt;&lt;Fields List="SignatureHighResBW"/&gt;&lt;OawPicture name="Signature1" field="SignatureHighResBW" UID="2007080811584278103525" top="-150" left="-100" relativeHorizontalPosition="0" relativeVerticalPosition="2" horizontalAdjustment="0" verticalAdjustment="0" anchorBookmark="Signature"/&gt;&lt;/documentProperty&gt;&lt;documentProperty UID="2003061115381095709037"&gt;&lt;Fields List="SignatureHighResBW"/&gt;&lt;OawPicture name="Signature2" field="SignatureHighResBW"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Restore.2006120514175878093883"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SendRestore.2006121210395821292110" meta:value-type="string">&lt;source&gt;&lt;documentProperty UID="2002122011014149059130932"&gt;&lt;Fields List="LogoLarge|LogoSmall"/&gt;&lt;OawPicture name="Organisation.LogoLarge" field="LogoLarge" UID="2007080614125898476083" top="0" left="0" relativeHorizontalPosition="1" relativeVerticalPosition="1" horizontalAdjustment="0" verticalAdjustment="0" anchorBookmark="LogoP1"/&gt;&lt;OawPicture name="Organisation.LogoSmall" field="LogoSmall" UID="2007080614301815161019" top="0" left="0" relativeHorizontalPosition="1" relativeVerticalPosition="1" horizontalAdjustment="0" verticalAdjustment="0" anchorBookmark="LogoPn"/&gt;&lt;/documentProperty&gt;&lt;documentProperty UID=""&gt;&lt;Fields List=""/&gt;&lt;OawDocProperty name="Outputprofile.InternalPath" field=""/&gt;&lt;OawDocProperty name="Outputprofile.DraftPathTime" field=""/&gt;&lt;OawPicture name="Signature1" field="" UID="2007080811584278103525" top="-150" left="-100" relativeHorizontalPosition="0" relativeVerticalPosition="2" horizontalAdjustment="0" verticalAdjustment="0" anchorBookmark="Signature"/&gt;&lt;OawPicture name="Signature2" field="" UID="2007080812583857137488" top="-150" left="650" relativeHorizontalPosition="0" relativeVerticalPosition="2" horizontalAdjustment="0" verticalAdjustment="0" anchorBookmark="Signature"/&gt;&lt;/documentProperty&gt;&lt;documentProperty UID="2003070216009988776655"&gt;&lt;OawDocProperty name="BM_Subject" field="Subject"/&gt;&lt;OawDocProperty name="BM_Text" field="Text"/&gt;&lt;OawDocProperty name="BM_Enclosures" field="Enclosures"/&gt;&lt;/documentProperty&gt;&lt;/source&gt;</meta:user-defined>
    <meta:user-defined meta:name="OawTemplPropsCm" meta:value-type="string">&lt;TemplPropsCm xmlns:xsi="http://www.w3.org/2001/XMLSchema-instance" xsi:noNamespaceSchemaLocation="TemplPropsCm_1.xsd" SchemaVersion="1" TemplateID="" TemplateVersion=""&gt;&lt;Bookmark Name="Subject" Label="&amp;lt;translate&amp;gt;SmartContent.Subject&amp;lt;/translate&amp;gt;" Style="Subject"/&gt;&lt;Bookmark Name="Text" Label="&amp;lt;translate&amp;gt;SmartContent.Text&amp;lt;/translate&amp;gt;"/&gt;&lt;/TemplPropsCm&gt;</meta:user-defined>
    <meta:user-defined meta:name="OawTemplPropsStm" meta:value-type="string">&lt;TemplPropsStm xmlns:xsi="http://www.w3.org/2001/XMLSchema-instance" xsi:noNamespaceSchemaLocation="TemplPropsStm_1.xsd" SchemaVersion="1" TemplateID="" TemplateVersion=""&gt;&lt;Bookmark Name="Subject" Label="&amp;lt;translate&amp;gt;SmartTemplate.Subject&amp;lt;/translate&amp;gt;" Style="Subject"/&gt;&lt;Bookmark Name="Text" Label="&amp;lt;translate&amp;gt;SmartTemplate.Text&amp;lt;/translate&amp;gt;"/&gt;&lt;/TemplPropsStm&gt;</meta:user-defined>
    <meta:user-defined meta:name="OawTemplateProperties" meta:value-type="string">password:=&lt;Semicolon/&gt;MnO`rrvnqc.=;jumpToFirstField:=1;dotReverenceRemove:=1;resizeA4Letter:=0;showAllNoteItems:=0;CharCodeChecked:=;CharCodeUnchecked:=;WizardSteps:=0|1|4;DocumentTitle:=;DisplayName:=;ID:=;protectionType:=-1;</meta:user-defined>
    <meta:user-defined meta:name="OawTemplatePropertiesXML" meta:value-type="string">&lt;TemplateProperties&gt;&lt;RecipientFields&gt;&lt;Field UID="2004031513575326984562" Label=""/&gt;&lt;Field UID="2004031514011258946758" Label=""/&gt;&lt;Field UID="2004031514034574120309" Label=""/&gt;&lt;Field UID="2004031181448127964532" Label=""/&gt;&lt;Field UID="2004031181449458765301" Label=""/&gt;&lt;/RecipientFields&gt;&lt;/TemplateProperties&gt;</meta:user-defined>
    <meta:user-defined meta:name="OawTemplateVersion" meta:value-type="string">12</meta:user-defined>
    <meta:user-defined meta:name="Organisation.Address1" meta:value-type="string"/>
    <meta:user-defined meta:name="Organisation.Address2" meta:value-type="string"/>
    <meta:user-defined meta:name="Organisation.Address3" meta:value-type="string"/>
    <meta:user-defined meta:name="Organisation.Address4" meta:value-type="string"/>
    <meta:user-defined meta:name="Organisation.City" meta:value-type="string"/>
    <meta:user-defined meta:name="Organisation.City.dateValue" meta:value-type="string">40040</meta:user-defined>
    <meta:user-defined meta:name="Outputprofile.DraftPathTime" meta:value-type="string"/>
    <meta:user-defined meta:name="Outputprofile.InternalPath" meta:value-type="string"/>
    <meta:user-defined meta:name="Recipient.DeliveryOption" meta:value-type="string"/>
    <meta:user-defined meta:name="Recipient.EMail" meta:value-type="string"/>
    <meta:user-defined meta:name="Signature1.Function" meta:value-type="string"/>
    <meta:user-defined meta:name="Signature1.Name" meta:value-type="string"/>
    <meta:user-defined meta:name="Signature1.OrganisationUnit" meta:value-type="string"/>
    <meta:user-defined meta:name="Signature1.SchoolPart" meta:value-type="string"/>
    <meta:user-defined meta:name="Signature2.Function" meta:value-type="string"/>
    <meta:user-defined meta:name="Signature2.Name" meta:value-type="string"/>
    <meta:user-defined meta:name="Signature2.OrganisationUnit" meta:value-type="string"/>
    <meta:user-defined meta:name="Signature2.SchoolPart" meta:value-type="string"/>
    <meta:user-defined meta:name="dgnword-docGUID" meta:value-type="string">{A71D8DDE-0DED-4AA8-AABD-63EB7A41FF98}</meta:user-defined>
    <meta:user-defined meta:name="dgnword-eventsink" meta:value-type="string">333142912</meta:user-defined>
    <meta:user-defined meta:name="oawDefinitionTmpl" meta:value-type="string">&lt;document&gt;&lt;OawBookmark name="RecipientCompleteAddress"&gt;&lt;profile type="default" UID="" sameAsDefault="0"&gt;&lt;documentProperty UID="2003080714212273705547" dataSourceUID="prj.2004031513484256983218"/&gt;&lt;type type="OawRecipient"&gt;&lt;OawRecipient table="Data" field="CompleteAddress"/&gt;&lt;/type&gt;&lt;/profile&gt;&lt;/OawBookmark&gt;	&lt;OawBookmark name="RecipientIntroduction"&gt;&lt;profile type="default" UID="" sameAsDefault="0"&gt;&lt;documentProperty UID="2003080714212273705547" dataSourceUID="prj.2004031513484256983218"/&gt;&lt;type type="OawRecipient"&gt;&lt;OawRecipient field="Introduction"/&gt;&lt;/type&gt;&lt;/profile&gt;&lt;/OawBookmark&gt;	&lt;OawBookmark name="RecipientClosing"&gt;&lt;profile type="default" UID="" sameAsDefault="0"&gt;&lt;documentProperty UID="2003080714212273705547" dataSourceUID="prj.2004031513484256983218"/&gt;&lt;type type="OawRecipient"&gt;&lt;OawRecipient field="Closing"/&gt;&lt;/type&gt;&lt;/profile&gt;&lt;/OawBookmark&gt;	&lt;OawDocProperty name="Doc.Text"&gt;&lt;profile type="default" UID="" sameAsDefault="0"&gt;&lt;documentProperty UID="2003060614150123456789" dataSourceUID="2003060614150123456789"/&gt;&lt;type type="OawLanguage"&gt;&lt;OawLanguage UID="Doc.Text"/&gt;&lt;/type&gt;&lt;/profile&gt;&lt;/OawDocProperty&gt;	&lt;OawDocProperty name="Doc.Subject"&gt;&lt;profile type="default" UID="" sameAsDefault="0"&gt;&lt;documentProperty UID="2003060614150123456789" dataSourceUID="2003060614150123456789"/&gt;&lt;type type="OawLanguage"&gt;&lt;OawLanguage UID="Doc.Subject"/&gt;&lt;/type&gt;&lt;/profile&gt;&lt;/OawDocProperty&gt;	&lt;OawBookmark name="Enclosures"&gt;&lt;profile type="default" UID="" sameAsDefault="0"&gt;&lt;/profile&gt;&lt;/OawBookmark&gt;	&lt;OawAnchor name="LogoP1"&gt;&lt;profile type="default" UID="" sameAsDefault="0"&gt;&lt;/profile&gt;&lt;/OawAnchor&gt;	&lt;OawAnchor name="LogoPn"&gt;&lt;profile type="default" UID="" sameAsDefault="0"&gt;&lt;/profile&gt;&lt;/OawAnchor&gt;	&lt;OawDocProperty name="Organisation.Address2"&gt;&lt;profile type="default" UID="" sameAsDefault="0"&gt;&lt;documentProperty UID="2002122011014149059130932" dataSourceUID="prj.2003050916522158373536"/&gt;&lt;type type="OawDatabase"&gt;&lt;OawDatabase table="Data" field="Address2"/&gt;&lt;/type&gt;&lt;/profile&gt;&lt;/OawDocProperty&gt;	&lt;OawDocProperty name="Organisation.Address3"&gt;&lt;profile type="default" UID="" sameAsDefault="0"&gt;&lt;documentProperty UID="2002122011014149059130932" dataSourceUID="prj.2003050916522158373536"/&gt;&lt;type type="OawDatabase"&gt;&lt;OawDatabase table="Data" field="Address3"/&gt;&lt;/type&gt;&lt;/profile&gt;&lt;/OawDocProperty&gt;	&lt;OawDocProperty name="Organisation.Address4"&gt;&lt;profile type="default" UID="" sameAsDefault="0"&gt;&lt;documentProperty UID="2002122011014149059130932" dataSourceUID="prj.2003050916522158373536"/&gt;&lt;type type="OawDatabase"&gt;&lt;OawDatabase table="Data" field="Address4"/&gt;&lt;/type&gt;&lt;/profile&gt;&lt;/OawDocProperty&gt;	&lt;OawDocProperty name="Author.Name"&gt;&lt;profile type="default" UID="" sameAsDefault="0"&gt;&lt;documentProperty UID="2006040509495284662868" dataSourceUID="prj.2003041709434161414032"/&gt;&lt;type type="OawDatabase"&gt;&lt;OawDatabase table="Data" field="Name"/&gt;&lt;/type&gt;&lt;/profile&gt;&lt;/OawDocProperty&gt;	&lt;OawDocProperty name="Organisation.City"&gt;&lt;profile type="default" UID="" sameAsDefault="0"&gt;&lt;documentProperty UID="2002122011014149059130932" dataSourceUID="prj.2003050916522158373536"/&gt;&lt;type type="OawDatabase"&gt;&lt;OawDatabase table="Data" field="City"/&gt;&lt;/type&gt;&lt;/profile&gt;&lt;/OawDocProperty&gt;	&lt;OawDocProperty name="Doc.Page"&gt;&lt;profile type="default" UID="" sameAsDefault="0"&gt;&lt;documentProperty UID="2003060614150123456789" dataSourceUID="2003060614150123456789"/&gt;&lt;type type="OawLanguage"&gt;&lt;OawLanguage UID="Doc.Page"/&gt;&lt;/type&gt;&lt;/profile&gt;&lt;/OawDocProperty&gt;	&lt;OawDocProperty name="Contactperson.Name"&gt;&lt;profile type="default" UID="" sameAsDefault="0"&gt;&lt;documentProperty UID="200212191811121321310321301031x" dataSourceUID="prj.2003041709434161414032"/&gt;&lt;type type="OawDatabase"&gt;&lt;OawDatabase table="Data" field="Name"/&gt;&lt;/type&gt;&lt;/profile&gt;&lt;/OawDocProperty&gt;	&lt;OawDocProperty name="Contactperson.OrganisationUnit"&gt;&lt;profile type="default" UID="" sameAsDefault="0"&gt;&lt;documentProperty UID="200212191811121321310321301031x" dataSourceUID="prj.2003041709434161414032"/&gt;&lt;type type="OawDatabase"&gt;&lt;OawDatabase table="Data" field="OrganisationUnit"/&gt;&lt;/type&gt;&lt;/profile&gt;&lt;/OawDocProperty&gt;	&lt;OawDocProperty name="Contactperson.SchoolPart"&gt;&lt;profile type="default" UID="" sameAsDefault="0"&gt;&lt;documentProperty UID="200212191811121321310321301031x" dataSourceUID="prj.2003041709434161414032"/&gt;&lt;type type="OawDatabase"&gt;&lt;OawDatabase table="Data" field="SchoolPart"/&gt;&lt;/type&gt;&lt;/profile&gt;&lt;/OawDocProperty&gt;	&lt;OawDocProperty name="Contactperson.Function"&gt;&lt;profile type="default" UID="" sameAsDefault="0"&gt;&lt;documentProperty UID="200212191811121321310321301031x" dataSourceUID="prj.2003041709434161414032"/&gt;&lt;type type="OawDatabase"&gt;&lt;OawDatabase table="Data" field="Function"/&gt;&lt;/type&gt;&lt;/profile&gt;&lt;/OawDocProperty&gt;	&lt;OawDocProperty name="Organisation.Address1"&gt;&lt;profile type="default" UID="" sameAsDefault="0"&gt;&lt;documentProperty UID="2002122011014149059130932" dataSourceUID="prj.2003050916522158373536"/&gt;&lt;type type="OawDatabase"&gt;&lt;OawDatabase table="Data" field="Address1"/&gt;&lt;/type&gt;&lt;/profile&gt;&lt;/OawDocProperty&gt;	&lt;OawDocProperty name="Doc.Telephone"&gt;&lt;profile type="default" UID="" sameAsDefault="0"&gt;&lt;documentProperty UID="2003060614150123456789" dataSourceUID="2003060614150123456789"/&gt;&lt;type type="OawLanguage"&gt;&lt;OawLanguage UID="Doc.Telephone"/&gt;&lt;/type&gt;&lt;/profile&gt;&lt;/OawDocProperty&gt;	&lt;OawDocProperty name="Signature1.Name"&gt;&lt;profile type="default" UID="" sameAsDefault="0"&gt;&lt;documentProperty UID="2002122010583847234010578" dataSourceUID="prj.2003041709434161414032"/&gt;&lt;type type="OawDatabase"&gt;&lt;OawDatabase table="Data" field="Name"/&gt;&lt;/type&gt;&lt;/profile&gt;&lt;/OawDocProperty&gt;	&lt;OawDocProperty name="Signature1.Function"&gt;&lt;profile type="default" UID="" sameAsDefault="0"&gt;&lt;documentProperty UID="2002122010583847234010578" dataSourceUID="prj.2003041709434161414032"/&gt;&lt;type type="OawDatabase"&gt;&lt;OawDatabase table="Data" field="Function"/&gt;&lt;/type&gt;&lt;/profile&gt;&lt;/OawDocProperty&gt;	&lt;OawDocProperty name="Signature2.Name"&gt;&lt;profile type="default" UID="" sameAsDefault="0"&gt;&lt;documentProperty UID="2003061115381095709037" dataSourceUID="prj.2003041709434161414032"/&gt;&lt;type type="OawDatabase"&gt;&lt;OawDatabase table="Data" field="Name"/&gt;&lt;/type&gt;&lt;/profile&gt;&lt;/OawDocProperty&gt;	&lt;OawDocProperty name="Signature2.Function"&gt;&lt;profile type="default" UID="" sameAsDefault="0"&gt;&lt;documentProperty UID="2003061115381095709037" dataSourceUID="prj.2003041709434161414032"/&gt;&lt;type type="OawDatabase"&gt;&lt;OawDatabase table="Data" field="Function"/&gt;&lt;/type&gt;&lt;/profile&gt;&lt;/OawDocProperty&gt;	&lt;OawDocProperty name="Signature1.OrganisationUnit"&gt;&lt;profile type="default" UID="" sameAsDefault="0"&gt;&lt;documentProperty UID="2002122010583847234010578" dataSourceUID="prj.2003041709434161414032"/&gt;&lt;type type="OawDatabase"&gt;&lt;OawDatabase table="Data" field="OrganisationUnit"/&gt;&lt;/type&gt;&lt;/profile&gt;&lt;/OawDocProperty&gt;	&lt;OawDocProperty name="Signature1.SchoolPart"&gt;&lt;profile type="default" UID="" sameAsDefault="0"&gt;&lt;documentProperty UID="2002122010583847234010578" dataSourceUID="prj.2003041709434161414032"/&gt;&lt;type type="OawDatabase"&gt;&lt;OawDatabase table="Data" field="SchoolPart"/&gt;&lt;/type&gt;&lt;/profile&gt;&lt;/OawDocProperty&gt;	&lt;OawDocProperty name="Signature2.OrganisationUnit"&gt;&lt;profile type="default" UID="" sameAsDefault="0"&gt;&lt;documentProperty UID="2003061115381095709037" dataSourceUID="prj.2003041709434161414032"/&gt;&lt;type type="OawDatabase"&gt;&lt;OawDatabase table="Data" field="OrganisationUnit"/&gt;&lt;/type&gt;&lt;/profile&gt;&lt;/OawDocProperty&gt;	&lt;OawDocProperty name="Signature2.SchoolPart"&gt;&lt;profile type="default" UID="" sameAsDefault="0"&gt;&lt;documentProperty UID="2003061115381095709037" dataSourceUID="prj.2003041709434161414032"/&gt;&lt;type type="OawDatabase"&gt;&lt;OawDatabase table="Data" field="SchoolPart"/&gt;&lt;/type&gt;&lt;/profile&gt;&lt;/OawDocProperty&gt;	&lt;OawDocProperty name="Contactperson.Additive"&gt;&lt;profile type="default" UID="" sameAsDefault="0"&gt;&lt;documentProperty UID="200212191811121321310321301031x" dataSourceUID="prj.2003041709434161414032"/&gt;&lt;type type="OawDatabase"&gt;&lt;OawDatabase table="Data" field="Additive"/&gt;&lt;/type&gt;&lt;/profile&gt;&lt;/OawDocProperty&gt;	&lt;OawDocProperty name="Contactperson.DirectPhone"&gt;&lt;profile type="default" UID="" sameAsDefault="0"&gt;&lt;documentProperty UID="200212191811121321310321301031x" dataSourceUID="prj.2003041709434161414032"/&gt;&lt;type type="OawDatabase"&gt;&lt;OawDatabase table="Data" field="DirectPhone"/&gt;&lt;/type&gt;&lt;/profile&gt;&lt;/OawDocProperty&gt;	&lt;OawDocProperty name="Contactperson.EMail"&gt;&lt;profile type="default" UID="" sameAsDefault="0"&gt;&lt;documentProperty UID="200212191811121321310321301031x" dataSourceUID="prj.2003041709434161414032"/&gt;&lt;type type="OawDatabase"&gt;&lt;OawDatabase table="Data" field="EMail"/&gt;&lt;/type&gt;&lt;/profile&gt;&lt;/OawDocProperty&gt;	&lt;OawPicture name="Organisation.LogoLarge"&gt;&lt;profile type="default" UID="" sameAsDefault="0"&gt;&lt;format UID="2007080614125898476083" top="0" left="0" relativeHorizontalPosition="1" relativeVerticalPosition="1" horizontalAdjustment="0" verticalAdjustment="0" anchorBookmark="LogoP1"/&gt;&lt;documentProperty UID="2002122011014149059130932" dataSourceUID="prj.2003050916522158373536"/&gt;&lt;type type="OawDatabase"&gt;&lt;OawDatabase table="Data" field="LogoLarge"/&gt;&lt;/type&gt;&lt;/profile&gt;&lt;profile type="print" UID="4" sameAsDefault="0"&gt;&lt;documentProperty UID="2002122011014149059130932" dataSourceUID="prj.2003050916522158373536"/&gt;&lt;type type="OawDatabase"&gt;&lt;OawDatabase table="Data" field="LogoLarge"/&gt;&lt;/type&gt;&lt;/profile&gt;&lt;profile type="print" UID="2003010711185094343750537" sameAsDefault="0"&gt;&lt;documentProperty UID="2002122011014149059130932" dataSourceUID="prj.2003050916522158373536"/&gt;&lt;type type="OawDatabase"&gt;&lt;OawDatabase table="Data" field="LogoLarge"/&gt;&lt;/type&gt;&lt;/profile&gt;&lt;profile type="print" UID="2004040214370529854396" sameAsDefault="0"&gt;&lt;documentProperty UID="2002122011014149059130932" dataSourceUID="prj.2003050916522158373536"/&gt;&lt;type type="OawDatabase"&gt;&lt;OawDatabase table="Data" field="LogoLarge"/&gt;&lt;/type&gt;&lt;/profile&gt;&lt;profile type="print" UID="2006120711380151760646" sameAsDefault="0"&gt;&lt;documentProperty UID="" dataSourceUID=""/&gt;&lt;type type="OawDatabase"&gt;&lt;OawDatabase table="Data" field=""/&gt;&lt;/type&gt;&lt;/profile&gt;&lt;profile type="send" UID="2006120514175878093883" sameAsDefault="0"&gt;&lt;documentProperty UID="2002122011014149059130932" dataSourceUID="prj.2003050916522158373536"/&gt;&lt;type type="OawDatabase"&gt;&lt;OawDatabase table="Data" field="LogoLarge"/&gt;&lt;/type&gt;&lt;/profile&gt;&lt;profile type="send" UID="2006121210395821292110" sameAsDefault="0"&gt;&lt;documentProperty UID="2002122011014149059130932" dataSourceUID="prj.2003050916522158373536"/&gt;&lt;type type="OawDatabase"&gt;&lt;OawDatabase table="Data" field="LogoLarge"/&gt;&lt;/type&gt;&lt;/profile&gt;&lt;profile type="save" UID="2006120514401556040061" sameAsDefault="0"&gt;&lt;documentProperty UID="2002122011014149059130932" dataSourceUID="prj.2003050916522158373536"/&gt;&lt;type type="OawDatabase"&gt;&lt;OawDatabase table="Data" field="LogoLarge"/&gt;&lt;/type&gt;&lt;/profile&gt;&lt;profile type="save" UID="2006121210441235887611" sameAsDefault="0"&gt;&lt;documentProperty UID="2002122011014149059130932" dataSourceUID="prj.2003050916522158373536"/&gt;&lt;type type="OawDatabase"&gt;&lt;OawDatabase table="Data" field="LogoLarge"/&gt;&lt;/type&gt;&lt;/profile&gt;&lt;/OawPicture&gt;	&lt;OawPicture name="Organisation.LogoSmall"&gt;&lt;profile type="default" UID="" sameAsDefault="0"&gt;&lt;format UID="2007080614301815161019" top="0" left="0" relativeHorizontalPosition="1" relativeVerticalPosition="1" horizontalAdjustment="0" verticalAdjustment="0" anchorBookmark="LogoPn"/&gt;&lt;documentProperty UID="2002122011014149059130932" dataSourceUID="prj.2003050916522158373536"/&gt;&lt;type type="OawDatabase"&gt;&lt;OawDatabase table="Data" field="LogoSmall"/&gt;&lt;/type&gt;&lt;/profile&gt;&lt;profile type="print" UID="4" sameAsDefault="0"&gt;&lt;documentProperty UID="2002122011014149059130932" dataSourceUID="prj.2003050916522158373536"/&gt;&lt;type type="OawDatabase"&gt;&lt;OawDatabase table="Data" field="LogoSmall"/&gt;&lt;/type&gt;&lt;/profile&gt;&lt;profile type="print" UID="2003010711185094343750537" sameAsDefault="0"&gt;&lt;documentProperty UID="2002122011014149059130932" dataSourceUID="prj.2003050916522158373536"/&gt;&lt;type type="OawDatabase"&gt;&lt;OawDatabase table="Data" field="LogoSmall"/&gt;&lt;/type&gt;&lt;/profile&gt;&lt;profile type="print" UID="2004040214370529854396" sameAsDefault="0"&gt;&lt;documentProperty UID="2002122011014149059130932" dataSourceUID="prj.2003050916522158373536"/&gt;&lt;type type="OawDatabase"&gt;&lt;OawDatabase table="Data" field="LogoSmall"/&gt;&lt;/type&gt;&lt;/profile&gt;&lt;profile type="print" UID="2006120711380151760646" sameAsDefault="0"&gt;&lt;documentProperty UID="2002122011014149059130932" dataSourceUID="prj.2003050916522158373536"/&gt;&lt;type type="OawDatabase"&gt;&lt;OawDatabase table="Data" field="LogoSmall"/&gt;&lt;/type&gt;&lt;/profile&gt;&lt;profile type="send" UID="2006120514175878093883" sameAsDefault="0"&gt;&lt;documentProperty UID="2002122011014149059130932" dataSourceUID="prj.2003050916522158373536"/&gt;&lt;type type="OawDatabase"&gt;&lt;OawDatabase table="Data" field="LogoSmall"/&gt;&lt;/type&gt;&lt;/profile&gt;&lt;profile type="send" UID="2006121210395821292110" sameAsDefault="0"&gt;&lt;documentProperty UID="2002122011014149059130932" dataSourceUID="prj.2003050916522158373536"/&gt;&lt;type type="OawDatabase"&gt;&lt;OawDatabase table="Data" field="LogoSmall"/&gt;&lt;/type&gt;&lt;/profile&gt;&lt;profile type="save" UID="2006120514401556040061" sameAsDefault="0"&gt;&lt;documentProperty UID="2002122011014149059130932" dataSourceUID="prj.2003050916522158373536"/&gt;&lt;type type="OawDatabase"&gt;&lt;OawDatabase table="Data" field="LogoSmall"/&gt;&lt;/type&gt;&lt;/profile&gt;&lt;profile type="save" UID="2006121210441235887611" sameAsDefault="0"&gt;&lt;documentProperty UID="2002122011014149059130932" dataSourceUID="prj.2003050916522158373536"/&gt;&lt;type type="OawDatabase"&gt;&lt;OawDatabase table="Data" field="LogoSmall"/&gt;&lt;/type&gt;&lt;/profile&gt;&lt;/OawPicture&gt;	&lt;OawDateManual name="Date.Format.Long"&gt;&lt;profile type="default" UID="" sameAsDefault="0"&gt;&lt;format UID="2007080617324934027782" type="6" defaultValue="%OawCreationDate%" dateFormat="Date.Format.Long"/&gt;&lt;/profile&gt;&lt;/OawDateManual&gt;	&lt;OawDocProperty name="Outputprofile.InternalPath"&gt;&lt;profile type="default" UID="" sameAsDefault="0"&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2003060614150123456789" dataSourceUID="2003060614150123456789"/&gt;&lt;type type="OawLanguage"&gt;&lt;OawLanguage UID="Outputprofile.InternalPath"/&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 dataSourceUID=""/&gt;&lt;type type="OawDatabase"&gt;&lt;OawDatabase table="Data" field=""/&gt;&lt;/type&gt;&lt;/profile&gt;&lt;profile type="save" UID="2006120514401556040061" sameAsDefault="0"&gt;&lt;documentProperty UID="" dataSourceUID=""/&gt;&lt;type type="OawDatabase"&gt;&lt;OawDatabase table="Data" field=""/&gt;&lt;/type&gt;&lt;/profile&gt;&lt;profile type="save" UID="2006121210441235887611" sameAsDefault="0"&gt;&lt;documentProperty UID="" dataSourceUID=""/&gt;&lt;type type="OawDatabase"&gt;&lt;OawDatabase table="Data" field=""/&gt;&lt;/type&gt;&lt;/profile&gt;&lt;/OawDocProperty&gt;	&lt;OawDocProperty name="Doc.Document"&gt;&lt;profile type="default" UID="" sameAsDefault="0"&gt;&lt;documentProperty UID="2003060614150123456789" dataSourceUID="2003060614150123456789"/&gt;&lt;type type="OawLanguage"&gt;&lt;OawLanguage UID="Doc.Document"/&gt;&lt;/type&gt;&lt;/profile&gt;&lt;/OawDocProperty&gt;	&lt;OawDocProperty name="Outputprofile.DraftPathTime"&gt;&lt;profile type="default" UID="" sameAsDefault="0"&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2003060614150123456789" dataSourceUID="2003060614150123456789"/&gt;&lt;type type="OawLanguage"&gt;&lt;OawLanguage UID="Outputprofile.DraftPathTime"/&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 dataSourceUID=""/&gt;&lt;type type="OawDatabase"&gt;&lt;OawDatabase table="Data" field=""/&gt;&lt;/type&gt;&lt;/profile&gt;&lt;profile type="save" UID="2006120514401556040061" sameAsDefault="0"&gt;&lt;documentProperty UID="" dataSourceUID=""/&gt;&lt;type type="OawDatabase"&gt;&lt;OawDatabase table="Data" field=""/&gt;&lt;/type&gt;&lt;/profile&gt;&lt;profile type="save" UID="2006121210441235887611" sameAsDefault="0"&gt;&lt;documentProperty UID="" dataSourceUID=""/&gt;&lt;type type="OawDatabase"&gt;&lt;OawDatabase table="Data" field=""/&gt;&lt;/type&gt;&lt;/profile&gt;&lt;/OawDocProperty&gt;	&lt;OawDocProperty name="Recipient.DeliveryOption"&gt;&lt;profile type="default" UID="" sameAsDefault="0"&gt;&lt;documentProperty UID="2003080714212273705547" dataSourceUID="prj.2004031513484256983218"/&gt;&lt;type type="OawRecipient"&gt;&lt;OawRecipient field="DeliveryOption"/&gt;&lt;/type&gt;&lt;/profile&gt;&lt;/OawDocProperty&gt;	&lt;OawDocProperty name="CustomField.DocumentType"&gt;&lt;profile type="default" UID="" sameAsDefault="0"&gt;&lt;documentProperty UID="2004112217333376588294" dataSourceUID="prj.2004111209271974627605"/&gt;&lt;type type="OawCustomFields"&gt;&lt;OawCustomFields table="Data" field="DokumentTyp"/&gt;&lt;/type&gt;&lt;/profile&gt;&lt;profile type="print" UID="4" sameAsDefault="-1"&gt;&lt;/profile&gt;&lt;profile type="print" UID="2003010711185094343750537" sameAsDefault="-1"&gt;&lt;/profile&gt;&lt;profile type="print" UID="2004040214370529854396" sameAsDefault="-1"&gt;&lt;/profile&gt;&lt;profile type="print" UID="2006120711380151760646" sameAsDefault="-1"&gt;&lt;/profile&gt;&lt;profile type="send" UID="2006120514175878093883" sameAsDefault="-1"&gt;&lt;/profile&gt;&lt;profile type="send" UID="2006121210395821292110" sameAsDefault="-1"&gt;&lt;/profile&gt;&lt;profile type="save" UID="2006120514401556040061" sameAsDefault="-1"&gt;&lt;/profile&gt;&lt;profile type="save" UID="2006121210441235887611" sameAsDefault="-1"&gt;&lt;/profile&gt;&lt;/OawDocProperty&gt;	&lt;OawBookmark name="Subject"&gt;&lt;profile type="default" UID="" sameAsDefault="0"&gt;&lt;/profile&gt;&lt;/OawBookmark&gt;	&lt;OawDocProperty name="BM_Subject"&gt;&lt;profile type="default" UID="" sameAsDefault="0"&gt;&lt;documentProperty UID="2003070216009988776655" dataSourceUID="2003070216009988776655"/&gt;&lt;type type="WordBookmark"&gt;&lt;WordBookmark name="Subject"/&gt;&lt;/type&gt;&lt;/profile&gt;&lt;/OawDocProperty&gt;	&lt;OawBookmark name="Text"&gt;&lt;profile type="default" UID="" sameAsDefault="0"&gt;&lt;/profile&gt;&lt;/OawBookmark&gt;	&lt;OawDocProperty name="BM_Text"&gt;&lt;profile type="default" UID="" sameAsDefault="0"&gt;&lt;documentProperty UID="2003070216009988776655" dataSourceUID="2003070216009988776655"/&gt;&lt;type type="WordBookmark"&gt;&lt;WordBookmark name="Text"/&gt;&lt;/type&gt;&lt;/profile&gt;&lt;/OawDocProperty&gt;	&lt;OawDocProperty name="BM_Enclosures"&gt;&lt;profile type="default" UID="" sameAsDefault="0"&gt;&lt;documentProperty UID="2003070216009988776655" dataSourceUID="2003070216009988776655"/&gt;&lt;type type="WordBookmark"&gt;&lt;WordBookmark name="Enclosures"/&gt;&lt;/type&gt;&lt;/profile&gt;&lt;/OawDocProperty&gt;	&lt;OawPicture name="Organisation.LogoOhneEFQM"&gt;&lt;profile type="default" UID="" sameAsDefault="0"&gt;&lt;format UID="2007080810342414363444" top="2770" left="0" relativeHorizontalPosition="1" relativeVerticalPosition="1" horizontalAdjustment="0" verticalAdjustment="0" anchorBookmark="LogoP1"/&gt;&lt;documentProperty UID="2002122011014149059130932" dataSourceUID="prj.2003050916522158373536"/&gt;&lt;type type="OawDatabase"&gt;&lt;OawDatabase table="Data" field="LogoOhneEFQM"/&gt;&lt;/type&gt;&lt;/profile&gt;&lt;profile type="print" UID="4" sameAsDefault="-1"/&gt;&lt;profile type="print" UID="2003010711185094343750537" sameAsDefault="-1"/&gt;&lt;profile type="print" UID="2004040214370529854396" sameAsDefault="-1"/&gt;&lt;profile type="print" UID="2006120711380151760646" sameAsDefault="0"&gt;&lt;documentProperty UID="" dataSourceUID=""/&gt;&lt;type type="OawDatabase"&gt;&lt;OawDatabase table="Data" field=""/&gt;&lt;/type&gt;&lt;/profile&gt;&lt;profile type="send" UID="2006120514175878093883" sameAsDefault="-1"/&gt;&lt;profile type="send" UID="2006121210395821292110" sameAsDefault="-1"/&gt;&lt;profile type="save" UID="2006120514401556040061" sameAsDefault="-1"/&gt;&lt;profile type="save" UID="2006121210441235887611" sameAsDefault="-1"/&gt;&lt;/OawPicture&gt;	&lt;OawDocProperty name="Recipient.EMail"&gt;&lt;profile type="default" UID="" sameAsDefault="0"&gt;&lt;documentProperty UID="2003080714212273705547" dataSourceUID="prj.2004031513484256983218"/&gt;&lt;type type="OawRecipient"&gt;&lt;OawRecipient field="EMail"/&gt;&lt;/type&gt;&lt;/profile&gt;&lt;/OawDocProperty&gt;	&lt;OawAnchor name="Signature"&gt;&lt;profile type="default" UID="" sameAsDefault="0"&gt;&lt;/profile&gt;&lt;/OawAnchor&gt;	&lt;OawPicture name="Signature1"&gt;&lt;profile type="default" UID="" sameAsDefault="0"&gt;&lt;format UID="2007080811584278103525" top="-150" left="-100" relativeHorizontalPosition="0" relativeVerticalPosition="2" horizontalAdjustment="0" verticalAdjustment="0" anchorBookmark="Signature"/&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2002122010583847234010578" dataSourceUID="prj.2003041709434161414032"/&gt;&lt;type type="OawDatabase"&gt;&lt;OawDatabase table="Data" field="SignatureHighResBW"/&gt;&lt;/type&gt;&lt;/profile&gt;&lt;profile type="save" UID="2006120514401556040061" sameAsDefault="0"&gt;&lt;documentProperty UID="" dataSourceUID=""/&gt;&lt;type type="OawDatabase"&gt;&lt;OawDatabase table="Data" field=""/&gt;&lt;/type&gt;&lt;/profile&gt;&lt;profile type="save" UID="2006121210441235887611" sameAsDefault="0"&gt;&lt;documentProperty UID="2002122010583847234010578" dataSourceUID="prj.2003041709434161414032"/&gt;&lt;type type="OawDatabase"&gt;&lt;OawDatabase table="Data" field="SignatureHighResBW"/&gt;&lt;/type&gt;&lt;/profile&gt;&lt;/OawPicture&gt;	&lt;OawPicture name="Signature2"&gt;&lt;profile type="default" UID="" sameAsDefault="0"&gt;&lt;format UID="2007080812583857137488" top="-150" left="650" relativeHorizontalPosition="0" relativeVerticalPosition="2" horizontalAdjustment="0" verticalAdjustment="0" anchorBookmark="Signature"/&gt;&lt;documentProperty UID="" dataSourceUID=""/&gt;&lt;type type="OawDatabase"&gt;&lt;OawDatabase table="Data" field=""/&gt;&lt;/type&gt;&lt;/profile&gt;&lt;profile type="print" UID="4" sameAsDefault="0"&gt;&lt;documentProperty UID="" dataSourceUID=""/&gt;&lt;type type="OawDatabase"&gt;&lt;OawDatabase table="Data" field=""/&gt;&lt;/type&gt;&lt;/profile&gt;&lt;profile type="print" UID="2003010711185094343750537" sameAsDefault="0"&gt;&lt;documentProperty UID="" dataSourceUID=""/&gt;&lt;type type="OawDatabase"&gt;&lt;OawDatabase table="Data" field=""/&gt;&lt;/type&gt;&lt;/profile&gt;&lt;profile type="print" UID="2004040214370529854396" sameAsDefault="0"&gt;&lt;documentProperty UID="" dataSourceUID=""/&gt;&lt;type type="OawDatabase"&gt;&lt;OawDatabase table="Data" field=""/&gt;&lt;/type&gt;&lt;/profile&gt;&lt;profile type="print" UID="2006120711380151760646" sameAsDefault="0"&gt;&lt;documentProperty UID="" dataSourceUID=""/&gt;&lt;type type="OawDatabase"&gt;&lt;OawDatabase table="Data" field=""/&gt;&lt;/type&gt;&lt;/profile&gt;&lt;profile type="send" UID="2006120514175878093883" sameAsDefault="0"&gt;&lt;documentProperty UID="" dataSourceUID=""/&gt;&lt;type type="OawDatabase"&gt;&lt;OawDatabase table="Data" field=""/&gt;&lt;/type&gt;&lt;/profile&gt;&lt;profile type="send" UID="2006121210395821292110" sameAsDefault="0"&gt;&lt;documentProperty UID="2003061115381095709037" dataSourceUID="prj.2003041709434161414032"/&gt;&lt;type type="OawDatabase"&gt;&lt;OawDatabase table="Data" field="SignatureHighResBW"/&gt;&lt;/type&gt;&lt;/profile&gt;&lt;profile type="save" UID="2006120514401556040061" sameAsDefault="0"&gt;&lt;documentProperty UID="" dataSourceUID=""/&gt;&lt;type type="OawDatabase"&gt;&lt;OawDatabase table="Data" field=""/&gt;&lt;/type&gt;&lt;/profile&gt;&lt;profile type="save" UID="2006121210441235887611" sameAsDefault="0"&gt;&lt;documentProperty UID="2003061115381095709037" dataSourceUID="prj.2003041709434161414032"/&gt;&lt;type type="OawDatabase"&gt;&lt;OawDatabase table="Data" field="SignatureHighResBW"/&gt;&lt;/type&gt;&lt;/profile&gt;&lt;/OawPicture&gt;	&lt;OawDocProperty name="CustomField.DokumentTyp"&gt;&lt;profile type="default" UID="" sameAsDefault="0"&gt;&lt;documentProperty UID="2004112217333376588294" dataSourceUID="prj.2004111209271974627605"/&gt;&lt;type type="OawCustomFields"&gt;&lt;OawCustomFields table="Data" field="DokumentTyp"/&gt;&lt;/type&gt;&lt;/profile&gt;&lt;/OawDocProperty&gt;	&lt;OawDocProperty name="Doc.ToWhom"&gt;&lt;profile type="default" UID="" sameAsDefault="0"&gt;&lt;documentProperty UID="2003060614150123456789" dataSourceUID="2003060614150123456789"/&gt;&lt;type type="OawLanguage"&gt;&lt;OawLanguage UID="Doc.ToWhom"/&gt;&lt;/type&gt;&lt;/profile&gt;&lt;/OawDocProperty&gt;	&lt;OawDocProperty name="Doc.Recipient"&gt;&lt;profile type="default" UID="" sameAsDefault="0"&gt;&lt;documentProperty UID="2003060614150123456789" dataSourceUID="2003060614150123456789"/&gt;&lt;type type="OawLanguage"&gt;&lt;OawLanguage UID="Doc.Recipient"/&gt;&lt;/type&gt;&lt;/profile&gt;&lt;/OawDocProperty&gt;	&lt;OawBookmark name="DocumentType"&gt;&lt;profile type="default" UID="" sameAsDefault="0"&gt;&lt;/profile&gt;&lt;/OawBookmark&gt;	&lt;OawDocProperty name="BM_DocumentType"&gt;&lt;profile type="default" UID="" sameAsDefault="0"&gt;&lt;documentProperty UID="2004112217333376588294" dataSourceUID="prj.2004111209271974627605"/&gt;&lt;type type="OawCustomFields"&gt;&lt;OawCustomFields table="Data" field="DokumentTyp"/&gt;&lt;/type&gt;&lt;/profile&gt;&lt;/OawDocProperty&gt;&lt;/document&gt;</meta:user-defined>
    <meta:user-defined meta:name="oawPaperSize" meta:value-type="string">7</meta:user-defined>
  </office:meta>
</office:document-meta>
</file>